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0deddd" officeooo:paragraph-rsid="000deddd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0deddd" officeooo:paragraph-rsid="0010b368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0deddd" officeooo:paragraph-rsid="0015ddec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0deddd" officeooo:paragraph-rsid="001c11e8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0deddd" officeooo:paragraph-rsid="001cafd8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0deddd" officeooo:paragraph-rsid="001f0c4a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0deddd" officeooo:paragraph-rsid="0020ba39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0b368" officeooo:paragraph-rsid="0010b368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5ddec" officeooo:paragraph-rsid="0015ddec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cafd8" officeooo:paragraph-rsid="001cafd8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f0c4a" officeooo:paragraph-rsid="001f0c4a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f0c4a" officeooo:paragraph-rsid="0020ba39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fo:font-size="12pt" officeooo:rsid="000deddd" officeooo:paragraph-rsid="000deddd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0deddd" officeooo:paragraph-rsid="000deddd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0b368" officeooo:paragraph-rsid="0010b368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deddd" officeooo:paragraph-rsid="000deddd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deddd" officeooo:paragraph-rsid="0010b368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deddd" officeooo:paragraph-rsid="0015ddec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deddd" officeooo:paragraph-rsid="001c11e8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deddd" officeooo:paragraph-rsid="001cafd8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deddd" officeooo:paragraph-rsid="001f0c4a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deddd" officeooo:paragraph-rsid="0020ba39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officeooo:rsid="000deddd" officeooo:paragraph-rsid="000deddd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officeooo:rsid="000deddd" officeooo:paragraph-rsid="0010b368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officeooo:rsid="000deddd" officeooo:paragraph-rsid="001f0c4a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officeooo:rsid="000deddd" officeooo:paragraph-rsid="0020ba39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officeooo:rsid="0015ddec" officeooo:paragraph-rsid="0015ddec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officeooo:rsid="0015ddec" officeooo:paragraph-rsid="001c11e8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officeooo:rsid="001cafd8" officeooo:paragraph-rsid="001c11e8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officeooo:rsid="001e4b40" officeooo:paragraph-rsid="001e4b40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officeooo:rsid="001f0c4a" officeooo:paragraph-rsid="001f0c4a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officeooo:rsid="002093fb" officeooo:paragraph-rsid="002093fb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officeooo:rsid="0020ba39" officeooo:paragraph-rsid="0020ba39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size="14pt" officeooo:rsid="000deddd" officeooo:paragraph-rsid="000deddd" style:font-size-asian="14pt" style:font-size-complex="14pt"/>
    </style:style>
    <style:style style:name="P3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deddd" officeooo:paragraph-rsid="000deddd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deddd" officeooo:paragraph-rsid="0010b368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deddd" officeooo:paragraph-rsid="0015ddec" style:font-size-asian="14pt" style:font-size-complex="14pt"/>
    </style:style>
    <style:style style:name="P3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deddd" officeooo:paragraph-rsid="001c11e8" style:font-size-asian="14pt" style:font-size-complex="14pt"/>
    </style:style>
    <style:style style:name="P3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deddd" officeooo:paragraph-rsid="001cafd8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deddd" officeooo:paragraph-rsid="001f0c4a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deddd" officeooo:paragraph-rsid="0020ba39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fo:font-size="14pt" style:text-underline-style="none" officeooo:rsid="000deddd" officeooo:paragraph-rsid="000deddd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fo:font-size="14pt" style:text-underline-style="none" officeooo:rsid="000deddd" officeooo:paragraph-rsid="0010b368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fo:font-size="14pt" style:text-underline-style="none" officeooo:rsid="000deddd" officeooo:paragraph-rsid="0015ddec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fo:font-size="14pt" style:text-underline-style="none" officeooo:rsid="000deddd" officeooo:paragraph-rsid="001c11e8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fo:font-size="14pt" style:text-underline-style="none" officeooo:rsid="000deddd" officeooo:paragraph-rsid="001cafd8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fo:font-size="14pt" style:text-underline-style="none" officeooo:rsid="000deddd" officeooo:paragraph-rsid="001f0c4a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fo:font-size="14pt" style:text-underline-style="none" officeooo:rsid="000deddd" officeooo:paragraph-rsid="0020ba39" style:font-size-asian="14pt" style:font-size-complex="14pt"/>
    </style:style>
    <style:style style:name="P49" style:family="paragraph" style:parent-style-name="Standard">
      <style:paragraph-properties fo:text-align="center" style:justify-single-word="false"/>
      <style:text-properties fo:font-size="14pt" style:text-underline-style="none" officeooo:rsid="000deddd" officeooo:paragraph-rsid="001f0c4a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fo:font-size="14pt" style:text-underline-style="none" officeooo:rsid="000f2e9e" officeooo:paragraph-rsid="000f2e9e" style:font-size-asian="14pt" style:font-size-complex="14pt"/>
    </style:style>
    <style:style style:name="P51" style:family="paragraph" style:parent-style-name="Standard">
      <style:paragraph-properties fo:text-align="start" style:justify-single-word="false"/>
      <style:text-properties fo:font-size="14pt" style:text-underline-style="none" officeooo:rsid="000f2e9e" officeooo:paragraph-rsid="0010b368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fo:font-size="14pt" style:text-underline-style="none" officeooo:rsid="000f2e9e" officeooo:paragraph-rsid="0015ddec" style:font-size-asian="14pt" style:font-size-complex="14pt"/>
    </style:style>
    <style:style style:name="P53" style:family="paragraph" style:parent-style-name="Standard">
      <style:paragraph-properties fo:text-align="start" style:justify-single-word="false"/>
      <style:text-properties fo:font-size="14pt" style:text-underline-style="none" officeooo:rsid="000f2e9e" officeooo:paragraph-rsid="001c11e8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fo:font-size="14pt" style:text-underline-style="none" officeooo:rsid="000f2e9e" officeooo:paragraph-rsid="001cafd8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fo:font-size="14pt" style:text-underline-style="none" officeooo:rsid="000f2e9e" officeooo:paragraph-rsid="001f0c4a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fo:font-size="14pt" style:text-underline-style="none" officeooo:rsid="000f2e9e" officeooo:paragraph-rsid="0020ba39" style:font-size-asian="14pt" style:font-size-complex="14pt"/>
    </style:style>
    <style:style style:name="P57" style:family="paragraph" style:parent-style-name="Standard">
      <style:paragraph-properties fo:text-align="start" style:justify-single-word="false"/>
      <style:text-properties fo:font-size="14pt" style:text-underline-style="none" officeooo:rsid="0015ddec" officeooo:paragraph-rsid="0015ddec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fo:font-size="14pt" style:text-underline-style="none" officeooo:rsid="0015ddec" officeooo:paragraph-rsid="001c11e8" style:font-size-asian="14pt" style:font-size-complex="14pt"/>
    </style:style>
    <style:style style:name="P59" style:family="paragraph" style:parent-style-name="Standard">
      <style:paragraph-properties fo:text-align="start" style:justify-single-word="false"/>
      <style:text-properties fo:font-size="14pt" style:text-underline-style="none" officeooo:rsid="001e4b40" officeooo:paragraph-rsid="001e4b40" style:font-size-asian="14pt" style:font-size-complex="14pt"/>
    </style:style>
    <style:style style:name="P60" style:family="paragraph" style:parent-style-name="Standard">
      <style:paragraph-properties fo:text-align="start" style:justify-single-word="false"/>
      <style:text-properties fo:font-size="14pt" style:text-underline-style="none" officeooo:rsid="001f0c4a" officeooo:paragraph-rsid="001f0c4a" style:font-size-asian="14pt" style:font-size-complex="14pt"/>
    </style:style>
    <style:style style:name="P61" style:family="paragraph" style:parent-style-name="Standard">
      <style:paragraph-properties fo:text-align="start" style:justify-single-word="false"/>
      <style:text-properties fo:font-size="14pt" style:text-underline-style="none" officeooo:rsid="002093fb" officeooo:paragraph-rsid="002093fb" style:font-size-asian="14pt" style:font-size-complex="14pt"/>
    </style:style>
    <style:style style:name="P62" style:family="paragraph" style:parent-style-name="Standard">
      <style:paragraph-properties fo:text-align="start" style:justify-single-word="false"/>
      <style:text-properties fo:font-size="14pt" style:text-underline-style="none" officeooo:rsid="0020ba39" officeooo:paragraph-rsid="0020ba39" style:font-size-asian="14pt" style:font-size-complex="14pt"/>
    </style:style>
    <style:style style:name="P63" style:family="paragraph" style:parent-style-name="Standard">
      <style:paragraph-properties fo:text-align="start" style:justify-single-word="false"/>
      <style:text-properties fo:font-size="12pt" style:text-underline-style="none" officeooo:rsid="0015ddec" officeooo:paragraph-rsid="001c11e8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10b368"/>
    </style:style>
    <style:style style:name="T4" style:family="text">
      <style:text-properties officeooo:rsid="001341fd"/>
    </style:style>
    <style:style style:name="T5" style:family="text">
      <style:text-properties officeooo:rsid="0015ddec"/>
    </style:style>
    <style:style style:name="T6" style:family="text">
      <style:text-properties officeooo:rsid="0018739c"/>
    </style:style>
    <style:style style:name="T7" style:family="text">
      <style:text-properties officeooo:rsid="001c11e8"/>
    </style:style>
    <style:style style:name="T8" style:family="text">
      <style:text-properties officeooo:rsid="001cafd8"/>
    </style:style>
    <style:style style:name="T9" style:family="text">
      <style:text-properties officeooo:rsid="001e4b40"/>
    </style:style>
    <style:style style:name="T10" style:family="text">
      <style:text-properties officeooo:rsid="001f0c4a"/>
    </style:style>
    <style:style style:name="T11" style:family="text">
      <style:text-properties officeooo:rsid="0020ba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NO 1</text:p>
      <text:p text:style-name="P1">LEXICAL ANALYSER</text:p>
      <text:p text:style-name="P16"/>
      <text:p text:style-name="P35"/>
      <text:p text:style-name="P42">NAME: K P <text:s/>ASHIL</text:p>
      <text:p text:style-name="P42">CLASS: S 7 CSE</text:p>
      <text:p text:style-name="P42">ROLL NO: 29</text:p>
      <text:p text:style-name="P50">DATE: 07/<text:span text:style-name="T3">08</text:span>/2024</text:p>
      <text:p text:style-name="P42"/>
      <text:p text:style-name="P42">CODE:</text:p>
      <text:p text:style-name="P23"/>
      <text:p text:style-name="P23">#include&lt;stdio.h&gt;</text:p>
      <text:p text:style-name="P23">#include&lt;stdlib.h&gt;</text:p>
      <text:p text:style-name="P23">#include&lt;string.h&gt;</text:p>
      <text:p text:style-name="P23">#include&lt;ctype.h&gt;</text:p>
      <text:p text:style-name="P23"/>
      <text:p text:style-name="P23">int isKeyword(char buffer[]) </text:p>
      <text:p text:style-name="P23">{</text:p>
      <text:p text:style-name="P23"><text:tab/>char keywords[35][10] =</text:p>
      <text:p text:style-name="P23"><text:tab/>{"auto", "break", "case", "char", "const", "continue", "default", "do", "double", "else", "enum", "extern", </text:p>
      <text:p text:style-name="P23"><text:tab/>"float", "for", "goto","if", "int", "long", "register", "return", "short", "signed", "sizeof", "static", "struct", </text:p>
      <text:p text:style-name="P23"><text:tab/>"switch", "typdef", "union", "unsigned", "void", "volatile", "while", "printf", "scanf","main"};</text:p>
      <text:p text:style-name="P23"><text:tab/></text:p>
      <text:p text:style-name="P23"><text:tab/>int i,flag =0;</text:p>
      <text:p text:style-name="P23"><text:tab/>for(i=0;i&lt;35;i++)</text:p>
      <text:p text:style-name="P23"><text:tab/>{</text:p>
      <text:p text:style-name="P23"><text:tab/><text:tab/>if(strcmp(keywords[i],buffer)==0)</text:p>
      <text:p text:style-name="P23"><text:tab/><text:tab/>{</text:p>
      <text:p text:style-name="P23"><text:tab/><text:tab/><text:tab/>flag=1;</text:p>
      <text:p text:style-name="P23"><text:tab/><text:tab/><text:tab/>break;</text:p>
      <text:p text:style-name="P23"><text:tab/><text:tab/>}</text:p>
      <text:p text:style-name="P23"><text:tab/>}</text:p>
      <text:p text:style-name="P23"><text:tab/>return flag;</text:p>
      <text:p text:style-name="P23">}</text:p>
      <text:p text:style-name="P23"/>
      <text:p text:style-name="P23">void main()</text:p>
      <text:p text:style-name="P23">{</text:p>
      <text:p text:style-name="P23"><text:tab/>char ch,ch1, buffer[50], operator[]="+-*/%";</text:p>
      <text:p text:style-name="P23"><text:tab/>FILE *fp,*fp2;</text:p>
      <text:p text:style-name="P23"><text:tab/>int i, j=0, l=1, index = 1;</text:p>
      <text:p text:style-name="P23"><text:tab/>char arr[1000][3];</text:p>
      <text:p text:style-name="P23"><text:tab/>fp=fopen("inp.txt", "r");</text:p>
      <text:p text:style-name="P23"><text:tab/>fp2=fopen("output.txt", "w+");</text:p>
      <text:p text:style-name="P23"><text:tab/>if(fp==NULL)</text:p>
      <text:p text:style-name="P23"><text:tab/>{</text:p>
      <text:p text:style-name="P23"><text:tab/><text:tab/>printf("Error while opening file\n");</text:p>
      <text:p text:style-name="P23"><text:tab/><text:tab/>exit(0);</text:p>
      <text:p text:style-name="P23"><text:soft-page-break/><text:tab/>}</text:p>
      <text:p text:style-name="P23"><text:tab/>else</text:p>
      <text:p text:style-name="P23"><text:tab/>{</text:p>
      <text:p text:style-name="P23"><text:tab/><text:tab/>printf("Lexeme: \t L.no:\t Token:");</text:p>
      <text:p text:style-name="P23"><text:tab/><text:tab/>fprintf(fp2,"Lexeme: \t L.no:\t Token:");</text:p>
      <text:p text:style-name="P23"><text:tab/><text:tab/>while((ch=fgetc(fp))!=EOF)</text:p>
      <text:p text:style-name="P23"><text:tab/><text:tab/>{</text:p>
      <text:p text:style-name="P23"><text:tab/><text:tab/><text:tab/>for(i=0;i&lt;5;++i)</text:p>
      <text:p text:style-name="P23"><text:tab/><text:tab/><text:tab/>{</text:p>
      <text:p text:style-name="P23"><text:tab/><text:tab/><text:tab/><text:tab/>if(ch==operator[i])</text:p>
      <text:p text:style-name="P23"><text:tab/><text:tab/><text:tab/><text:tab/>{</text:p>
      <text:p text:style-name="P23"><text:tab/><text:tab/><text:tab/><text:tab/><text:tab/>printf("\n%c \t\t %d\t Arithmetic Operator ", ch,l);</text:p>
      <text:p text:style-name="P23"><text:tab/><text:tab/><text:tab/><text:tab/><text:tab/>break;</text:p>
      <text:p text:style-name="P23"><text:tab/><text:tab/><text:tab/><text:tab/>}</text:p>
      <text:p text:style-name="P23"><text:tab/><text:tab/><text:tab/>}</text:p>
      <text:p text:style-name="P23"><text:tab/><text:tab/><text:tab/>if(i==5)</text:p>
      <text:p text:style-name="P23"><text:tab/><text:tab/><text:tab/>{</text:p>
      <text:p text:style-name="P23"><text:tab/><text:tab/><text:tab/><text:tab/>if(isalnum(ch))</text:p>
      <text:p text:style-name="P23"><text:tab/><text:tab/><text:tab/><text:tab/>{</text:p>
      <text:p text:style-name="P23"><text:tab/><text:tab/><text:tab/><text:tab/><text:tab/>if(isdigit(ch) &amp;&amp; j==0)</text:p>
      <text:p text:style-name="P23"><text:tab/><text:tab/><text:tab/><text:tab/><text:tab/>{ </text:p>
      <text:p text:style-name="P23"><text:tab/><text:tab/><text:tab/><text:tab/><text:tab/><text:tab/>j=0;</text:p>
      <text:p text:style-name="P23"><text:tab/><text:tab/><text:tab/><text:tab/><text:tab/>}</text:p>
      <text:p text:style-name="P23"><text:tab/><text:tab/><text:tab/><text:tab/><text:tab/>else </text:p>
      <text:p text:style-name="P23"><text:tab/><text:tab/><text:tab/><text:tab/><text:tab/>{</text:p>
      <text:p text:style-name="P23"><text:tab/><text:tab/><text:tab/><text:tab/><text:tab/><text:tab/>buffer[j++] = ch;</text:p>
      <text:p text:style-name="P23"><text:tab/><text:tab/><text:tab/><text:tab/><text:tab/><text:tab/>ch1= fgetc(fp);</text:p>
      <text:p text:style-name="P23"><text:tab/><text:tab/><text:tab/><text:tab/><text:tab/><text:tab/>if(isalnum(ch1))</text:p>
      <text:p text:style-name="P23"><text:tab/><text:tab/><text:tab/><text:tab/><text:tab/><text:tab/><text:tab/>fseek(fp, -1, SEEK_CUR);</text:p>
      <text:p text:style-name="P23"><text:tab/><text:tab/><text:tab/><text:tab/><text:tab/><text:tab/>else </text:p>
      <text:p text:style-name="P23"><text:tab/><text:tab/><text:tab/><text:tab/><text:tab/><text:tab/>{</text:p>
      <text:p text:style-name="P23"><text:tab/><text:tab/><text:tab/><text:tab/><text:tab/><text:tab/><text:tab/>fseek (fp,-1,SEEK_CUR);</text:p>
      <text:p text:style-name="P23"><text:tab/><text:tab/><text:tab/><text:tab/><text:tab/><text:tab/><text:tab/>buffer[j]='\0';</text:p>
      <text:p text:style-name="P23"><text:tab/><text:tab/><text:tab/><text:tab/><text:tab/><text:tab/><text:tab/>if(isKeyword(buffer)==1)</text:p>
      <text:p text:style-name="P23"><text:tab/><text:tab/><text:tab/><text:tab/><text:tab/><text:tab/><text:tab/>{</text:p>
      <text:p text:style-name="P23"><text:tab/><text:tab/><text:tab/><text:tab/><text:tab/><text:tab/><text:tab/><text:tab/>if(strcmp(buffer, "printf")==0){</text:p>
      <text:p text:style-name="P23"><text:tab/><text:tab/><text:tab/><text:tab/><text:tab/><text:tab/><text:tab/><text:tab/>while((ch=fgetc(fp))!='\n'){</text:p>
      <text:p text:style-name="P23"><text:tab/><text:tab/><text:tab/><text:tab/><text:tab/><text:tab/><text:tab/><text:tab/></text:p>
      <text:p text:style-name="P23"><text:tab/><text:tab/><text:tab/><text:tab/><text:tab/><text:tab/><text:tab/><text:tab/>}</text:p>
      <text:p text:style-name="P23"><text:tab/><text:tab/><text:tab/><text:tab/><text:tab/><text:tab/><text:tab/><text:tab/>}</text:p>
      <text:p text:style-name="P23"><text:tab/><text:tab/><text:tab/><text:tab/><text:tab/><text:tab/><text:tab/><text:tab/>printf("\n%s \t\t %d \t keyword ", buffer, l);</text:p>
      <text:p text:style-name="P23"><text:tab/><text:tab/><text:tab/><text:tab/><text:tab/><text:tab/><text:tab/><text:tab/>j=0;</text:p>
      <text:p text:style-name="P23"><text:tab/><text:tab/><text:tab/><text:tab/><text:tab/><text:tab/><text:tab/>}</text:p>
      <text:p text:style-name="P23"><text:tab/><text:tab/><text:tab/><text:tab/><text:tab/><text:tab/><text:tab/>else</text:p>
      <text:p text:style-name="P23"><text:tab/><text:tab/><text:tab/><text:tab/><text:tab/><text:tab/><text:tab/>{</text:p>
      <text:p text:style-name="P23"><text:tab/><text:tab/><text:tab/><text:tab/><text:tab/><text:tab/><text:tab/><text:tab/>if(strcmp(buffer, "main")!=0)</text:p>
      <text:p text:style-name="P23"><text:tab/><text:tab/><text:tab/><text:tab/><text:tab/><text:tab/><text:tab/><text:tab/></text:p>
      <text:p text:style-name="P23"><text:tab/><text:tab/><text:tab/><text:tab/><text:tab/><text:tab/><text:tab/><text:tab/>{</text:p>
      <text:p text:style-name="P23"><text:tab/><text:tab/><text:tab/><text:tab/><text:tab/><text:tab/><text:tab/><text:tab/><text:tab/>fseek(fp2, SEEK_SET, 0);</text:p>
      <text:p text:style-name="P23"><text:tab/><text:tab/><text:tab/><text:tab/><text:tab/><text:tab/><text:tab/><text:tab/><text:tab/>char a[50], b[50], c[50], ch2, ch3;</text:p>
      <text:p text:style-name="P23"><text:tab/><text:tab/><text:tab/><text:tab/><text:tab/><text:tab/><text:tab/><text:tab/><text:tab/>int flag1 = 0;</text:p>
      <text:p text:style-name="P23"><text:soft-page-break/><text:tab/><text:tab/><text:tab/><text:tab/><text:tab/><text:tab/><text:tab/><text:tab/><text:tab/>while(!feof(fp2)){</text:p>
      <text:p text:style-name="P23"><text:tab/><text:tab/><text:tab/><text:tab/><text:tab/><text:tab/><text:tab/><text:tab/><text:tab/>fscanf(fp2, "%s\t%s\t%s", a, b, c);</text:p>
      <text:p text:style-name="P23"><text:tab/><text:tab/><text:tab/><text:tab/><text:tab/><text:tab/><text:tab/><text:tab/><text:tab/>if(strcmp(a, buffer) == 0){</text:p>
      <text:p text:style-name="P23"><text:tab/><text:tab/><text:tab/><text:tab/><text:tab/><text:tab/><text:tab/><text:tab/><text:tab/>flag1 = 1;</text:p>
      <text:p text:style-name="P23"><text:tab/><text:tab/><text:tab/><text:tab/><text:tab/><text:tab/><text:tab/><text:tab/><text:tab/>break;</text:p>
      <text:p text:style-name="P23"><text:tab/><text:tab/><text:tab/><text:tab/><text:tab/><text:tab/><text:tab/><text:tab/>}</text:p>
      <text:p text:style-name="P23"><text:tab/><text:tab/><text:tab/><text:tab/><text:tab/><text:tab/><text:tab/>}</text:p>
      <text:p text:style-name="P23"><text:tab/><text:tab/><text:tab/><text:tab/><text:tab/><text:tab/><text:tab/><text:tab/>if(flag1==0){</text:p>
      <text:p text:style-name="P23"><text:tab/><text:tab/><text:tab/><text:tab/><text:tab/><text:tab/><text:tab/><text:tab/><text:tab/>ch2 = fgetc(fp);</text:p>
      <text:p text:style-name="P23"><text:tab/><text:tab/><text:tab/><text:tab/><text:tab/><text:tab/><text:tab/><text:tab/><text:tab/>if(ch2=='='){</text:p>
      <text:p text:style-name="P23"><text:tab/><text:tab/><text:tab/><text:tab/><text:tab/><text:tab/><text:tab/><text:tab/><text:tab/>ch3 = fgetc(fp);</text:p>
      <text:p text:style-name="P23"><text:tab/><text:tab/><text:tab/><text:tab/><text:tab/><text:tab/><text:tab/><text:tab/><text:tab/>fprintf(fp2,"\n%s \t\t %d\t identifier, %c", buffer, index, ch3);</text:p>
      <text:p text:style-name="P23"><text:tab/><text:tab/><text:tab/><text:tab/><text:tab/><text:tab/><text:tab/><text:tab/><text:tab/>fseek(fp,-2,SEEK_CUR);</text:p>
      <text:p text:style-name="P23"><text:tab/><text:tab/><text:tab/><text:tab/><text:tab/><text:tab/><text:tab/><text:tab/><text:tab/>}</text:p>
      <text:p text:style-name="P23"><text:tab/><text:tab/><text:tab/><text:tab/><text:tab/><text:tab/><text:tab/><text:tab/><text:tab/>else{</text:p>
      <text:p text:style-name="P23"><text:tab/><text:tab/><text:tab/><text:tab/><text:tab/><text:tab/><text:tab/><text:tab/><text:tab/>fprintf(fp2,"\n%s \t\t %d\t identifier", buffer, index);</text:p>
      <text:p text:style-name="P23"><text:tab/><text:tab/><text:tab/><text:tab/><text:tab/><text:tab/><text:tab/><text:tab/><text:tab/>}</text:p>
      <text:p text:style-name="P23"><text:tab/><text:tab/><text:tab/><text:tab/><text:tab/><text:tab/><text:tab/><text:tab/><text:tab/>printf("\n%s \t\t %d\t Identifier, %d", buffer, l, index);<text:tab/></text:p>
      <text:p text:style-name="P23"><text:tab/><text:tab/><text:tab/><text:tab/><text:tab/><text:tab/><text:tab/><text:tab/><text:tab/>index++;</text:p>
      <text:p text:style-name="P23"><text:tab/><text:tab/><text:tab/><text:tab/><text:tab/><text:tab/><text:tab/><text:tab/><text:tab/>}</text:p>
      <text:p text:style-name="P23"><text:tab/><text:tab/><text:tab/><text:tab/><text:tab/><text:tab/><text:tab/><text:tab/>else{</text:p>
      <text:p text:style-name="P23"><text:tab/><text:tab/><text:tab/><text:tab/><text:tab/><text:tab/><text:tab/><text:tab/><text:tab/>printf("\n%s \t\t %d\t Identifier, %s", buffer, l, b);</text:p>
      <text:p text:style-name="P23"><text:tab/><text:tab/><text:tab/><text:tab/><text:tab/><text:tab/><text:tab/><text:tab/><text:tab/>}</text:p>
      <text:p text:style-name="P23"><text:tab/><text:tab/><text:tab/><text:tab/><text:tab/><text:tab/><text:tab/><text:tab/><text:tab/>}</text:p>
      <text:p text:style-name="P23"><text:tab/><text:tab/><text:tab/><text:tab/><text:tab/><text:tab/><text:tab/><text:tab/>j=0;</text:p>
      <text:p text:style-name="P23"><text:tab/><text:tab/><text:tab/><text:tab/><text:tab/><text:tab/><text:tab/>}</text:p>
      <text:p text:style-name="P23"><text:tab/><text:tab/><text:tab/><text:tab/><text:tab/><text:tab/>}</text:p>
      <text:p text:style-name="P23"><text:tab/><text:tab/><text:tab/><text:tab/><text:tab/>}</text:p>
      <text:p text:style-name="P23"><text:tab/><text:tab/><text:tab/><text:tab/>}</text:p>
      <text:p text:style-name="P23"><text:tab/><text:tab/><text:tab/><text:tab/>if(ch=='&lt;')</text:p>
      <text:p text:style-name="P23"><text:tab/><text:tab/><text:tab/><text:tab/>{</text:p>
      <text:p text:style-name="P23"><text:tab/><text:tab/><text:tab/><text:tab/><text:tab/>ch1= fgetc(fp);</text:p>
      <text:p text:style-name="P23"><text:tab/><text:tab/><text:tab/><text:tab/><text:tab/>if(ch1=='=')</text:p>
      <text:p text:style-name="P23"><text:tab/><text:tab/><text:tab/><text:tab/><text:tab/>{</text:p>
      <text:p text:style-name="P23"><text:tab/><text:tab/><text:tab/><text:tab/><text:tab/><text:tab/>printf("\n%c%c \t\t %d \t Relop LE",ch,ch1,l);</text:p>
      <text:p text:style-name="P23"><text:tab/><text:tab/><text:tab/><text:tab/><text:tab/>}</text:p>
      <text:p text:style-name="P23"><text:tab/><text:tab/><text:tab/><text:tab/><text:tab/>else</text:p>
      <text:p text:style-name="P23"><text:tab/><text:tab/><text:tab/><text:tab/><text:tab/>{</text:p>
      <text:p text:style-name="P23"><text:tab/><text:tab/><text:tab/><text:tab/><text:tab/><text:tab/>fseek(fp,-1,SEEK_CUR);</text:p>
      <text:p text:style-name="P23"><text:tab/><text:tab/><text:tab/><text:tab/><text:tab/><text:tab/>printf("\n%c \t\t %d \t RelOP LT", ch,l);</text:p>
      <text:p text:style-name="P23"><text:tab/><text:tab/><text:tab/><text:tab/><text:tab/>}</text:p>
      <text:p text:style-name="P23"><text:tab/><text:tab/><text:tab/><text:tab/>}</text:p>
      <text:p text:style-name="P23"><text:tab/><text:tab/><text:tab/><text:tab/>else if(ch=='&gt;')</text:p>
      <text:p text:style-name="P23"><text:tab/><text:tab/><text:tab/><text:tab/>{</text:p>
      <text:p text:style-name="P23"><text:tab/><text:tab/><text:tab/><text:tab/><text:tab/>ch1= fgetc(fp);</text:p>
      <text:p text:style-name="P23"><text:tab/><text:tab/><text:tab/><text:tab/><text:tab/>if(ch1=='=')</text:p>
      <text:p text:style-name="P23"><text:tab/><text:tab/><text:tab/><text:tab/><text:tab/>{</text:p>
      <text:p text:style-name="P23"><text:soft-page-break/><text:tab/><text:tab/><text:tab/><text:tab/><text:tab/><text:tab/>printf("\n%c%c \t\t %d \t Relop GE",ch,ch1,l);</text:p>
      <text:p text:style-name="P23"><text:tab/><text:tab/><text:tab/><text:tab/><text:tab/>}</text:p>
      <text:p text:style-name="P23"><text:tab/><text:tab/><text:tab/><text:tab/><text:tab/>else</text:p>
      <text:p text:style-name="P23"><text:tab/><text:tab/><text:tab/><text:tab/><text:tab/>{</text:p>
      <text:p text:style-name="P23"><text:tab/><text:tab/><text:tab/><text:tab/><text:tab/><text:tab/>fseek(fp,-1,SEEK_CUR);</text:p>
      <text:p text:style-name="P23"><text:tab/><text:tab/><text:tab/><text:tab/><text:tab/><text:tab/>printf("\n%c \t\t %d \t Relop GT", ch,l);</text:p>
      <text:p text:style-name="P23"><text:tab/><text:tab/><text:tab/><text:tab/><text:tab/>}</text:p>
      <text:p text:style-name="P23"><text:tab/><text:tab/><text:tab/><text:tab/>}</text:p>
      <text:p text:style-name="P23"><text:tab/><text:tab/><text:tab/><text:tab/>else if(ch=='=')</text:p>
      <text:p text:style-name="P23"><text:tab/><text:tab/><text:tab/><text:tab/>{</text:p>
      <text:p text:style-name="P23"><text:tab/><text:tab/><text:tab/><text:tab/><text:tab/>ch1=fgetc(fp);</text:p>
      <text:p text:style-name="P23"><text:tab/><text:tab/><text:tab/><text:tab/><text:tab/>if(ch1=='=') </text:p>
      <text:p text:style-name="P23"><text:tab/><text:tab/><text:tab/><text:tab/><text:tab/>{</text:p>
      <text:p text:style-name="P23"><text:tab/><text:tab/><text:tab/><text:tab/><text:tab/><text:tab/>printf("\n%c%c \t\t %d \t Relop EQ", ch, ch1, l);</text:p>
      <text:p text:style-name="P23"><text:tab/><text:tab/><text:tab/><text:tab/><text:tab/>}</text:p>
      <text:p text:style-name="P23"><text:tab/><text:tab/><text:tab/><text:tab/><text:tab/>else</text:p>
      <text:p text:style-name="P23"><text:tab/><text:tab/><text:tab/><text:tab/><text:tab/>{</text:p>
      <text:p text:style-name="P23"><text:tab/><text:tab/><text:tab/><text:tab/><text:tab/><text:tab/>fseek(fp, -1, SEEK_CUR);</text:p>
      <text:p text:style-name="P23"><text:tab/><text:tab/><text:tab/><text:tab/><text:tab/><text:tab/>printf("\n%c \t\t %d \t Assign OP, EQ",ch,l);</text:p>
      <text:p text:style-name="P23"><text:tab/><text:tab/><text:tab/><text:tab/><text:tab/>}</text:p>
      <text:p text:style-name="P23"><text:tab/><text:tab/><text:tab/><text:tab/>}</text:p>
      <text:p text:style-name="P23"><text:tab/><text:tab/><text:tab/><text:tab/>if(ch=='\n'){</text:p>
      <text:p text:style-name="P23"><text:tab/><text:tab/><text:tab/><text:tab/><text:tab/>l++;</text:p>
      <text:p text:style-name="P23"><text:tab/><text:tab/><text:tab/><text:tab/>}</text:p>
      <text:p text:style-name="P23"><text:tab/><text:tab/><text:tab/>}</text:p>
      <text:p text:style-name="P23"><text:tab/><text:tab/>}</text:p>
      <text:p text:style-name="P23"><text:tab/>}</text:p>
      <text:p text:style-name="P23"><text:tab/>printf("\n");</text:p>
      <text:p text:style-name="P13"><text:span text:style-name="T2">}</text:span><text:span text:style-name="T1"><text:line-break/></text:span></text:p>
      <text:p text:style-name="P34">INPUT.TXT:</text:p>
      <text:p text:style-name="P13"/>
      <text:p text:style-name="P13">void main(){</text:p>
      <text:p text:style-name="P13"/>
      <text:p text:style-name="P13"><text:tab/>int a,b,c=0;</text:p>
      <text:p text:style-name="P13"><text:tab/>char ch;</text:p>
      <text:p text:style-name="P13"><text:tab/>a=b+c;</text:p>
      <text:p text:style-name="P13"><text:tab/>if(a&lt;=b)</text:p>
      <text:p text:style-name="P13"><text:tab/><text:tab/>a=b;</text:p>
      <text:p text:style-name="P13"><text:tab/>printf("Hello World");</text:p>
      <text:p text:style-name="P13">}</text:p>
      <text:p text:style-name="P13"/>
      <text:p text:style-name="P13">OUTPUT:<text:line-break/></text:p>
      <text:p text:style-name="P13">Lexeme: <text:tab/> L.no:<text:tab/> Token:</text:p>
      <text:p text:style-name="P13">void <text:tab/><text:tab/> 1 <text:tab/> keyword </text:p>
      <text:p text:style-name="P13">main <text:tab/><text:tab/> 1 <text:tab/> keyword </text:p>
      <text:p text:style-name="P13">int <text:tab/><text:tab/> 3 <text:tab/> keyword </text:p>
      <text:p text:style-name="P13">a <text:tab/><text:tab/> 3<text:tab/> Identifier, 1</text:p>
      <text:p text:style-name="P13">b <text:tab/><text:tab/> 3<text:tab/> Identifier, 2</text:p>
      <text:p text:style-name="P13">c <text:tab/><text:tab/> 3<text:tab/> Identifier, 3</text:p>
      <text:p text:style-name="P13">= <text:tab/><text:tab/> 3 <text:tab/> Assign OP, EQ</text:p>
      <text:p text:style-name="P13"><text:soft-page-break/>char <text:tab/><text:tab/> 4 <text:tab/> keyword </text:p>
      <text:p text:style-name="P13">ch <text:tab/><text:tab/> 4<text:tab/> Identifier, 4</text:p>
      <text:p text:style-name="P13">a <text:tab/><text:tab/> 5<text:tab/> Identifier, 1</text:p>
      <text:p text:style-name="P13">= <text:tab/><text:tab/> 5 <text:tab/> Assign OP, EQ</text:p>
      <text:p text:style-name="P13">b <text:tab/><text:tab/> 5<text:tab/> Identifier, 2</text:p>
      <text:p text:style-name="P13">+ <text:tab/><text:tab/> 5<text:tab/> Arithmetic Operator </text:p>
      <text:p text:style-name="P13">c <text:tab/><text:tab/> 5<text:tab/> Identifier, 3</text:p>
      <text:p text:style-name="P13">if <text:tab/><text:tab/> 6 <text:tab/> keyword </text:p>
      <text:p text:style-name="P13">a <text:tab/><text:tab/> 6<text:tab/> Identifier, 1</text:p>
      <text:p text:style-name="P13">&lt;= <text:tab/><text:tab/> 6 <text:tab/> Relop LE</text:p>
      <text:p text:style-name="P13">b <text:tab/><text:tab/> 6<text:tab/> Identifier, 2</text:p>
      <text:p text:style-name="P13">a <text:tab/><text:tab/> 7<text:tab/> Identifier, 1</text:p>
      <text:p text:style-name="P13">= <text:tab/><text:tab/> 7 <text:tab/> Assign OP, EQ</text:p>
      <text:p text:style-name="P13">b <text:tab/><text:tab/> 7<text:tab/> Identifier, 2</text:p>
      <text:p text:style-name="P13">printf <text:tab/><text:tab/> 8 <text:tab/> keyword </text:p>
      <text:p text:style-name="P13"/>
      <text:p text:style-name="P13"/>
      <text:p text:style-name="P34">OUTPUT.TXT:</text:p>
      <text:p text:style-name="P14"/>
      <text:p text:style-name="P14">Lexeme: <text:tab/> L.no:<text:tab/> Token:</text:p>
      <text:p text:style-name="P14">a <text:tab/><text:tab/> 1<text:tab/> identifier</text:p>
      <text:p text:style-name="P14">b <text:tab/><text:tab/> 2<text:tab/> identifier</text:p>
      <text:p text:style-name="P14">c <text:tab/><text:tab/> 3<text:tab/> identifier, 0</text:p>
      <text:p text:style-name="P14">ch <text:tab/><text:tab/> 4<text:tab/> identifier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2"><text:soft-page-break/>EXPERIMENT NO <text:span text:style-name="T3">2</text:span></text:p>
      <text:p text:style-name="P8">OPERATOR PRECEDE<text:span text:style-name="T4">NCE PARSER</text:span></text:p>
      <text:p text:style-name="P2"/>
      <text:p text:style-name="P17"/>
      <text:p text:style-name="P36"/>
      <text:p text:style-name="P43">NAME: K P <text:s/>ASHIL</text:p>
      <text:p text:style-name="P43">CLASS: S 7 CSE</text:p>
      <text:p text:style-name="P43">ROLL NO: 29</text:p>
      <text:p text:style-name="P51">DATE: 07/<text:span text:style-name="T3">08</text:span>/2024</text:p>
      <text:p text:style-name="P43"/>
      <text:p text:style-name="P43">CODE:</text:p>
      <text:p text:style-name="P24"/>
      <text:p text:style-name="P24">#include&lt;stdio.h&gt;</text:p>
      <text:p text:style-name="P24">#include&lt;string.h&gt;</text:p>
      <text:p text:style-name="P24">#include&lt;stdlib.h&gt;</text:p>
      <text:p text:style-name="P24">char *input;</text:p>
      <text:p text:style-name="P24">int i=0;</text:p>
      <text:p text:style-name="P24">char lasthandle[6],stack[50],handles[][7]={")E(","E*E","E+E","i","E^E","E-E","E/E"};</text:p>
      <text:p text:style-name="P24">//(E) becomes )E( when pushed to stack</text:p>
      <text:p text:style-name="P24"/>
      <text:p text:style-name="P24">int top=0,l;</text:p>
      <text:p text:style-name="P24">char prec[9][9]={</text:p>
      <text:p text:style-name="P24"/>
      <text:p text:style-name="P24"><text:s text:c="28"/>/*input*/</text:p>
      <text:p text:style-name="P24"/>
      <text:p text:style-name="P24"><text:s text:c="12"/>/*stack <text:s text:c="3"/>+ <text:s text:c="3"/>- <text:s text:c="2"/>* <text:s text:c="2"/>/ <text:s text:c="2"/>^ <text:s text:c="2"/>i <text:s text:c="2"/>( <text:s text:c="2"/>) <text:s text:c="2"/>$ <text:s/>*/</text:p>
      <text:p text:style-name="P24"/>
      <text:p text:style-name="P24"><text:s text:c="12"/>/* <text:s/>+ */ <text:s/>'&gt;', '&gt;','&lt;','&lt;','&lt;','&lt;','&lt;','&gt;','&gt;',</text:p>
      <text:p text:style-name="P24"/>
      <text:p text:style-name="P24"><text:s text:c="12"/>/* <text:s/>- */ <text:s/>'&gt;', '&gt;','&lt;','&lt;','&lt;','&lt;','&lt;','&gt;','&gt;',</text:p>
      <text:p text:style-name="P24"/>
      <text:p text:style-name="P24"><text:s text:c="12"/>/* <text:s/>* */ <text:s/>'&gt;', '&gt;','&gt;','&gt;','&lt;','&lt;','&lt;','&gt;','&gt;',</text:p>
      <text:p text:style-name="P24"/>
      <text:p text:style-name="P24"><text:s text:c="12"/>/* <text:s/>/ */ <text:s/>'&gt;', '&gt;','&gt;','&gt;','&lt;','&lt;','&lt;','&gt;','&gt;',</text:p>
      <text:p text:style-name="P24"/>
      <text:p text:style-name="P24"><text:s text:c="12"/>/* <text:s/>^ */ <text:s/>'&gt;', '&gt;','&gt;','&gt;','&lt;','&lt;','&lt;','&gt;','&gt;',</text:p>
      <text:p text:style-name="P24"/>
      <text:p text:style-name="P24"><text:s text:c="12"/>/* <text:s/>i */ <text:s/>'&gt;', '&gt;','&gt;','&gt;','&gt;','e','e','&gt;','&gt;',</text:p>
      <text:p text:style-name="P24"/>
      <text:p text:style-name="P24"><text:s text:c="12"/>/* <text:s/>( */ <text:s/>'&lt;', '&lt;','&lt;','&lt;','&lt;','&lt;','&lt;','&gt;','e',</text:p>
      <text:p text:style-name="P24"/>
      <text:p text:style-name="P24"><text:s text:c="12"/>/* <text:s/>) */ <text:s/>'&gt;', '&gt;','&gt;','&gt;','&gt;','e','e','&gt;','&gt;',</text:p>
      <text:p text:style-name="P24"/>
      <text:p text:style-name="P24"><text:s text:c="12"/>/* <text:s/>$ */ <text:s/>'&lt;', '&lt;','&lt;','&lt;','&lt;','&lt;','&lt;','&lt;','&gt;',</text:p>
      <text:p text:style-name="P24"/>
      <text:p text:style-name="P24"><text:s text:c="16"/>};</text:p>
      <text:p text:style-name="P24"/>
      <text:p text:style-name="P24">int getindex(char c)</text:p>
      <text:p text:style-name="P24">{</text:p>
      <text:p text:style-name="P24">switch(c)</text:p>
      <text:p text:style-name="P24"><text:soft-page-break/><text:s text:c="4"/>{</text:p>
      <text:p text:style-name="P24"><text:s text:c="4"/>case '+':return 0;</text:p>
      <text:p text:style-name="P24"><text:s text:c="4"/>case '-':return 1;</text:p>
      <text:p text:style-name="P24"><text:s text:c="4"/>case '*':return 2;</text:p>
      <text:p text:style-name="P24"><text:s text:c="4"/>case '/':return 3;</text:p>
      <text:p text:style-name="P24"><text:s text:c="4"/>case '^':return 4;</text:p>
      <text:p text:style-name="P24"><text:s text:c="4"/>case 'i':return 5;</text:p>
      <text:p text:style-name="P24"><text:s text:c="4"/>case '(':return 6;</text:p>
      <text:p text:style-name="P24"><text:s text:c="4"/>case ')':return 7;</text:p>
      <text:p text:style-name="P24"><text:s text:c="4"/>case '$':return 8;</text:p>
      <text:p text:style-name="P24"><text:s text:c="4"/>}</text:p>
      <text:p text:style-name="P24">}</text:p>
      <text:p text:style-name="P24"/>
      <text:p text:style-name="P24"/>
      <text:p text:style-name="P24">int shift()</text:p>
      <text:p text:style-name="P24">{</text:p>
      <text:p text:style-name="P24">stack[++top]=*(input+i++);</text:p>
      <text:p text:style-name="P24">stack[top+1]='\0';</text:p>
      <text:p text:style-name="P24">}</text:p>
      <text:p text:style-name="P24"/>
      <text:p text:style-name="P24"/>
      <text:p text:style-name="P24">int reduce()</text:p>
      <text:p text:style-name="P24">{</text:p>
      <text:p text:style-name="P24">int i,len,found,t;</text:p>
      <text:p text:style-name="P24">for(i=0;i&lt;7;i++)//selecting handles</text:p>
      <text:p text:style-name="P24"><text:s text:c="4"/>{</text:p>
      <text:p text:style-name="P24"><text:s text:c="4"/>len=strlen(handles[i]);</text:p>
      <text:p text:style-name="P24"><text:s text:c="4"/>if(stack[top]==handles[i][0]&amp;&amp;top+1&gt;=len)</text:p>
      <text:p text:style-name="P24"><text:s text:c="8"/>{</text:p>
      <text:p text:style-name="P24"><text:s text:c="8"/>found=1;</text:p>
      <text:p text:style-name="P24"><text:s text:c="8"/>for(t=0;t&lt;len;t++)</text:p>
      <text:p text:style-name="P24"><text:s text:c="12"/>{</text:p>
      <text:p text:style-name="P24"><text:s text:c="12"/>if(stack[top-t]!=handles[i][t])</text:p>
      <text:p text:style-name="P24"><text:s text:c="16"/>{</text:p>
      <text:p text:style-name="P24"><text:s text:c="16"/>found=0;</text:p>
      <text:p text:style-name="P24"><text:s text:c="16"/>break;</text:p>
      <text:p text:style-name="P24"><text:s text:c="16"/>}</text:p>
      <text:p text:style-name="P24"><text:s text:c="12"/>}</text:p>
      <text:p text:style-name="P24"><text:s text:c="8"/>if(found==1)</text:p>
      <text:p text:style-name="P24"><text:s text:c="12"/>{</text:p>
      <text:p text:style-name="P24"><text:s text:c="12"/>stack[top-t+1]='E';</text:p>
      <text:p text:style-name="P24"><text:s text:c="12"/>top=top-t+1;</text:p>
      <text:p text:style-name="P24"><text:s text:c="12"/>strcpy(lasthandle,handles[i]);</text:p>
      <text:p text:style-name="P24"><text:s text:c="12"/>stack[top+1]='\0';</text:p>
      <text:p text:style-name="P24"><text:s text:c="12"/>return 1;//successful reduction</text:p>
      <text:p text:style-name="P24"><text:s text:c="12"/>}</text:p>
      <text:p text:style-name="P24"><text:s text:c="8"/>}</text:p>
      <text:p text:style-name="P24"><text:s text:c="3"/>}</text:p>
      <text:p text:style-name="P24">return 0;</text:p>
      <text:p text:style-name="P24">}</text:p>
      <text:p text:style-name="P24"/>
      <text:p text:style-name="P24"/>
      <text:p text:style-name="P24"><text:soft-page-break/></text:p>
      <text:p text:style-name="P24">void dispstack()</text:p>
      <text:p text:style-name="P24">{</text:p>
      <text:p text:style-name="P24">int j;</text:p>
      <text:p text:style-name="P24">for(j=0;j&lt;=top;j++)</text:p>
      <text:p text:style-name="P24"><text:s text:c="4"/>printf("%c",stack[j]);</text:p>
      <text:p text:style-name="P24">}</text:p>
      <text:p text:style-name="P24"/>
      <text:p text:style-name="P24"/>
      <text:p text:style-name="P24"/>
      <text:p text:style-name="P24">void dispinput()</text:p>
      <text:p text:style-name="P24">{</text:p>
      <text:p text:style-name="P24">int j;</text:p>
      <text:p text:style-name="P24">for(j=i;j&lt;l;j++)</text:p>
      <text:p text:style-name="P24"><text:s text:c="4"/>printf("%c",*(input+j));</text:p>
      <text:p text:style-name="P24">}</text:p>
      <text:p text:style-name="P24"/>
      <text:p text:style-name="P24"/>
      <text:p text:style-name="P24"/>
      <text:p text:style-name="P24">void main()</text:p>
      <text:p text:style-name="P24">{</text:p>
      <text:p text:style-name="P24">int j;</text:p>
      <text:p text:style-name="P24"/>
      <text:p text:style-name="P24">input=(char*)malloc(50*sizeof(char));</text:p>
      <text:p text:style-name="P24">printf("\nEnter the string\n");</text:p>
      <text:p text:style-name="P24">scanf("%s",input);</text:p>
      <text:p text:style-name="P24">input=strcat(input,"$");</text:p>
      <text:p text:style-name="P24">l=strlen(input);</text:p>
      <text:p text:style-name="P24">strcpy(stack,"$");</text:p>
      <text:p text:style-name="P24">printf("\nSTACK\tINPUT\tACTION");</text:p>
      <text:p text:style-name="P24">while(i&lt;=l)</text:p>
      <text:p text:style-name="P24"><text:tab/>{</text:p>
      <text:p text:style-name="P24"><text:tab/>shift();</text:p>
      <text:p text:style-name="P24"><text:tab/>printf("\n");</text:p>
      <text:p text:style-name="P24"><text:tab/>dispstack();</text:p>
      <text:p text:style-name="P24"><text:tab/>printf("\t");</text:p>
      <text:p text:style-name="P24"><text:tab/>dispinput();</text:p>
      <text:p text:style-name="P24"><text:tab/>printf("\tShift");</text:p>
      <text:p text:style-name="P24"><text:tab/>if(prec[getindex(stack[top])][getindex(input[i])]=='&gt;')</text:p>
      <text:p text:style-name="P24"><text:tab/><text:tab/>{</text:p>
      <text:p text:style-name="P24"><text:tab/><text:tab/>while(reduce())</text:p>
      <text:p text:style-name="P24"><text:tab/><text:tab/><text:tab/>{</text:p>
      <text:p text:style-name="P24"><text:tab/><text:tab/><text:tab/>printf("\n");</text:p>
      <text:p text:style-name="P24"><text:tab/><text:tab/><text:tab/>dispstack();</text:p>
      <text:p text:style-name="P24"><text:tab/><text:tab/><text:tab/>printf("\t");</text:p>
      <text:p text:style-name="P24"><text:tab/><text:tab/><text:tab/>dispinput();</text:p>
      <text:p text:style-name="P24"><text:tab/><text:tab/><text:tab/>printf("\tReduced: E-&gt;%s",lasthandle);</text:p>
      <text:p text:style-name="P24"><text:tab/><text:tab/><text:tab/>}</text:p>
      <text:p text:style-name="P24"><text:tab/><text:tab/>}</text:p>
      <text:p text:style-name="P24"><text:tab/>}</text:p>
      <text:p text:style-name="P24"/>
      <text:p text:style-name="P24">if(strcmp(stack,"$E$")==0)</text:p>
      <text:p text:style-name="P24"><text:soft-page-break/><text:s text:c="4"/>printf("\nAccepted;");</text:p>
      <text:p text:style-name="P24">else</text:p>
      <text:p text:style-name="P24"><text:s text:c="4"/>printf("\nNot Accepted;");</text:p>
      <text:p text:style-name="P24">}</text:p>
      <text:p text:style-name="P24"/>
      <text:p text:style-name="P43"/>
      <text:p text:style-name="P57">OUTPUT</text:p>
      <text:p text:style-name="P57"/>
      <text:p text:style-name="P27">Enter the string</text:p>
      <text:p text:style-name="P27">i*(i+i)</text:p>
      <text:p text:style-name="P27"/>
      <text:p text:style-name="P27">Enter the string</text:p>
      <text:p text:style-name="P27">i*(i+i)</text:p>
      <text:p text:style-name="P27"/>
      <text:p text:style-name="P27">Enter the string</text:p>
      <text:p text:style-name="P27">i*(i+i)</text:p>
      <text:p text:style-name="P27"/>
      <text:p text:style-name="P27">STACK<text:tab/>INPUT<text:tab/><text:tab/>ACTION</text:p>
      <text:p text:style-name="P27">$i<text:tab/><text:tab/>*(i+i)$<text:tab/><text:tab/>Shift</text:p>
      <text:p text:style-name="P27">$E<text:tab/><text:tab/>*(i+i)$<text:tab/><text:tab/>Reduced: E-&gt;i</text:p>
      <text:p text:style-name="P27">$E*<text:tab/><text:tab/>(i+i)$<text:tab/><text:tab/>Shift</text:p>
      <text:p text:style-name="P27">$E*(<text:tab/><text:tab/>i+i)$<text:tab/><text:tab/>Shift</text:p>
      <text:p text:style-name="P27">$E*(i<text:tab/><text:tab/>+i)$<text:tab/><text:tab/>Shift</text:p>
      <text:p text:style-name="P27">$E*(E<text:tab/><text:tab/>+i)$<text:tab/><text:tab/>Reduced: E-&gt;i</text:p>
      <text:p text:style-name="P27">$E*(E+<text:tab/>i)$<text:tab/><text:tab/>Shift</text:p>
      <text:p text:style-name="P27">$E*(E+i<text:tab/>)$<text:tab/><text:tab/>Shift</text:p>
      <text:p text:style-name="P27">$E*(E+E<text:tab/>)$<text:tab/><text:tab/>Reduced: E-&gt;i</text:p>
      <text:p text:style-name="P27">$E*(E<text:tab/><text:tab/>)$<text:tab/><text:tab/>Reduced: E-&gt;E+E</text:p>
      <text:p text:style-name="P27">$E*(E)<text:tab/><text:tab/>$<text:tab/><text:tab/>Shift</text:p>
      <text:p text:style-name="P27">$E*E<text:tab/><text:tab/>$<text:tab/><text:tab/>Reduced: E-&gt;)E(</text:p>
      <text:p text:style-name="P27">$E<text:tab/><text:tab/>$<text:tab/><text:tab/>Reduced: E-&gt;E*E</text:p>
      <text:p text:style-name="P27">$E$<text:tab/><text:tab/><text:tab/><text:tab/>Shift</text:p>
      <text:p text:style-name="P27">$E$<text:tab/><text:tab/><text:tab/><text:tab/>Shift</text:p>
      <text:p text:style-name="P27">Accepted;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3"><text:soft-page-break/>EXPERIMENT NO <text:span text:style-name="T5">3</text:span></text:p>
      <text:p text:style-name="P9">RECURSIVE DESCENT PARSER</text:p>
      <text:p text:style-name="P3"/>
      <text:p text:style-name="P18"/>
      <text:p text:style-name="P37"/>
      <text:p text:style-name="P44">NAME: K P <text:s/>ASHIL</text:p>
      <text:p text:style-name="P44">CLASS: S 7 CSE</text:p>
      <text:p text:style-name="P44">ROLL NO: 29</text:p>
      <text:p text:style-name="P52">DATE: <text:span text:style-name="T6">14</text:span>/<text:span text:style-name="T3">08</text:span>/2024</text:p>
      <text:p text:style-name="P44"/>
      <text:p text:style-name="P44">CODE:</text:p>
      <text:p text:style-name="P43"/>
      <text:p text:style-name="P24">#include &lt;stdio.h&gt;</text:p>
      <text:p text:style-name="P24">#include &lt;string.h&gt;</text:p>
      <text:p text:style-name="P24">#include &lt;ctype.h&gt;</text:p>
      <text:p text:style-name="P24"/>
      <text:p text:style-name="P24">char input[100];</text:p>
      <text:p text:style-name="P24">int i, err;</text:p>
      <text:p text:style-name="P24"/>
      <text:p text:style-name="P24">void E();</text:p>
      <text:p text:style-name="P24">void Eprime();</text:p>
      <text:p text:style-name="P24">void T();</text:p>
      <text:p text:style-name="P24">void Tprime();</text:p>
      <text:p text:style-name="P24">void F();</text:p>
      <text:p text:style-name="P24"/>
      <text:p text:style-name="P24">void E() {</text:p>
      <text:p text:style-name="P24"><text:s text:c="4"/>T();</text:p>
      <text:p text:style-name="P24"><text:s text:c="4"/>Eprime();</text:p>
      <text:p text:style-name="P24">}</text:p>
      <text:p text:style-name="P24"/>
      <text:p text:style-name="P24">void Eprime() {</text:p>
      <text:p text:style-name="P24"><text:s text:c="4"/>if (input[i] == '+') {</text:p>
      <text:p text:style-name="P24"><text:s text:c="8"/>i++;</text:p>
      <text:p text:style-name="P24"><text:s text:c="8"/>T();</text:p>
      <text:p text:style-name="P24"><text:s text:c="8"/>Eprime();</text:p>
      <text:p text:style-name="P24"><text:s text:c="4"/>} else if (input[i] == '-') {</text:p>
      <text:p text:style-name="P24"><text:s text:c="8"/>i++;</text:p>
      <text:p text:style-name="P24"><text:s text:c="8"/>T();</text:p>
      <text:p text:style-name="P24"><text:s text:c="8"/>Eprime();</text:p>
      <text:p text:style-name="P24"><text:s text:c="4"/>}</text:p>
      <text:p text:style-name="P24">}</text:p>
      <text:p text:style-name="P24"/>
      <text:p text:style-name="P24">void T() {</text:p>
      <text:p text:style-name="P24"><text:s text:c="4"/>F();</text:p>
      <text:p text:style-name="P24"><text:s text:c="4"/>Tprime();</text:p>
      <text:p text:style-name="P24">}</text:p>
      <text:p text:style-name="P24"/>
      <text:p text:style-name="P24">void Tprime() {</text:p>
      <text:p text:style-name="P24"><text:s text:c="4"/>if (input[i] == '*') {</text:p>
      <text:p text:style-name="P24"><text:soft-page-break/><text:s text:c="8"/>i++;</text:p>
      <text:p text:style-name="P24"><text:s text:c="8"/>F();</text:p>
      <text:p text:style-name="P24"><text:s text:c="8"/>Tprime();</text:p>
      <text:p text:style-name="P24"><text:s text:c="4"/>} else if (input[i] == '/') {</text:p>
      <text:p text:style-name="P24"><text:s text:c="8"/>i++;</text:p>
      <text:p text:style-name="P24"><text:s text:c="8"/>F();</text:p>
      <text:p text:style-name="P24"><text:s text:c="8"/>Tprime();</text:p>
      <text:p text:style-name="P24"><text:s text:c="4"/>}</text:p>
      <text:p text:style-name="P24">}</text:p>
      <text:p text:style-name="P24"/>
      <text:p text:style-name="P24">void F() {</text:p>
      <text:p text:style-name="P24"><text:s text:c="4"/>if (isalnum(input[i])) {</text:p>
      <text:p text:style-name="P24"><text:s text:c="8"/>i++;</text:p>
      <text:p text:style-name="P24"><text:s text:c="4"/>} else if (input[i] == '(') {</text:p>
      <text:p text:style-name="P24"><text:s text:c="8"/>i++;</text:p>
      <text:p text:style-name="P24"><text:s text:c="8"/>E();</text:p>
      <text:p text:style-name="P24"><text:s text:c="8"/>if (input[i] == ')') {</text:p>
      <text:p text:style-name="P24"><text:s text:c="12"/>i++;</text:p>
      <text:p text:style-name="P24"><text:s text:c="8"/>} else {</text:p>
      <text:p text:style-name="P24"><text:s text:c="12"/>err = 1;</text:p>
      <text:p text:style-name="P24"><text:s text:c="8"/>}</text:p>
      <text:p text:style-name="P24"><text:s text:c="4"/>} else {</text:p>
      <text:p text:style-name="P24"><text:s text:c="8"/>err = 1;</text:p>
      <text:p text:style-name="P24"><text:s text:c="4"/>}</text:p>
      <text:p text:style-name="P24">}</text:p>
      <text:p text:style-name="P24"/>
      <text:p text:style-name="P24">int main() {</text:p>
      <text:p text:style-name="P24"><text:s text:c="4"/>i = 0;</text:p>
      <text:p text:style-name="P24"><text:s text:c="4"/>err = 0;</text:p>
      <text:p text:style-name="P24"><text:s text:c="4"/>printf("Enter an expression: ");</text:p>
      <text:p text:style-name="P24"><text:s text:c="4"/>fgets(input, sizeof(input), stdin);</text:p>
      <text:p text:style-name="P24"><text:s text:c="4"/></text:p>
      <text:p text:style-name="P24"><text:s text:c="4"/>// Remove newline character if present</text:p>
      <text:p text:style-name="P24"><text:s text:c="4"/>input[strcspn(input, "\n")] = '\0';</text:p>
      <text:p text:style-name="P24"><text:s text:c="4"/></text:p>
      <text:p text:style-name="P24"><text:s text:c="4"/>E();</text:p>
      <text:p text:style-name="P24"><text:s text:c="4"/>if (strlen(input) == i &amp;&amp; err == 0) {</text:p>
      <text:p text:style-name="P24"><text:s text:c="8"/>printf("%s is accepted\n", input);</text:p>
      <text:p text:style-name="P24"><text:s text:c="4"/>} else {</text:p>
      <text:p text:style-name="P24"><text:s text:c="8"/>printf("%s is rejected\n", input);</text:p>
      <text:p text:style-name="P24"><text:s text:c="4"/>}</text:p>
      <text:p text:style-name="P24"><text:s text:c="4"/></text:p>
      <text:p text:style-name="P24"><text:s text:c="4"/>return 0;</text:p>
      <text:p text:style-name="P24">}</text:p>
      <text:p text:style-name="P43"/>
      <text:p text:style-name="P57">OUTPUT</text:p>
      <text:p text:style-name="P57"/>
      <text:p text:style-name="P27">Enter an expression: (i+i)*i</text:p>
      <text:p text:style-name="P27">(i+i)*i is accepted</text:p>
      <text:p text:style-name="P57"/>
      <text:p text:style-name="P57"/>
      <text:p text:style-name="P4"><text:soft-page-break/>EXPERIMENT NO <text:span text:style-name="T7">4</text:span></text:p>
      <text:p text:style-name="P10">FIRST AND FOLLOW</text:p>
      <text:p text:style-name="P4"/>
      <text:p text:style-name="P19"/>
      <text:p text:style-name="P38"/>
      <text:p text:style-name="P45">NAME: K P <text:s/>ASHIL</text:p>
      <text:p text:style-name="P45">CLASS: S 7 CSE</text:p>
      <text:p text:style-name="P45">ROLL NO: 29</text:p>
      <text:p text:style-name="P53">DATE: <text:span text:style-name="T6">14</text:span>/<text:span text:style-name="T3">08</text:span>/2024</text:p>
      <text:p text:style-name="P45"/>
      <text:p text:style-name="P45">CODE:</text:p>
      <text:p text:style-name="P43"/>
      <text:p text:style-name="P43"/>
      <text:p text:style-name="P24">#include&lt;stdio.h&gt;</text:p>
      <text:p text:style-name="P24">#include&lt;ctype.h&gt;</text:p>
      <text:p text:style-name="P24">#include&lt;string.h&gt;</text:p>
      <text:p text:style-name="P24"/>
      <text:p text:style-name="P24">void followfirst(char, int, int);</text:p>
      <text:p text:style-name="P24">void follow(char c);</text:p>
      <text:p text:style-name="P24">void findfirst(char, int, int);</text:p>
      <text:p text:style-name="P24"/>
      <text:p text:style-name="P24">int count, n = 0,m = 0,k,e,p1 = 0, p2, tmp;</text:p>
      <text:p text:style-name="P24">char firstmat[10][100],followmat[10][100], production[10][10],f[10], first[10];</text:p>
      <text:p text:style-name="P24"/>
      <text:p text:style-name="P24">int main(int argc, char ** argv) {</text:p>
      <text:p text:style-name="P24"><text:tab/>char ck;</text:p>
      <text:p text:style-name="P24"><text:tab/>int jm = 0;</text:p>
      <text:p text:style-name="P24"><text:tab/>int km = 0;</text:p>
      <text:p text:style-name="P24"><text:tab/>int i, choice;</text:p>
      <text:p text:style-name="P24"><text:tab/>char c, ch;</text:p>
      <text:p text:style-name="P24"><text:tab/>printf("\nEnter the productions: ");</text:p>
      <text:p text:style-name="P24"/>
      <text:p text:style-name="P24"><text:tab/>scanf("%d", &amp; count);</text:p>
      <text:p text:style-name="P24"><text:tab/>for (i = 0; i &lt; count; i++)</text:p>
      <text:p text:style-name="P24"><text:tab/><text:tab/>scanf("%s", production[i]);</text:p>
      <text:p text:style-name="P24"><text:tab/>int kay;</text:p>
      <text:p text:style-name="P24"><text:tab/>char done[count];</text:p>
      <text:p text:style-name="P24"><text:tab/>int ptr = -1; </text:p>
      <text:p text:style-name="P24"><text:tab/>for (k = 0; k &lt; count; k++) {</text:p>
      <text:p text:style-name="P24"><text:tab/><text:tab/>for (kay = 0; kay &lt; 100; kay++) </text:p>
      <text:p text:style-name="P24"><text:tab/><text:tab/><text:tab/>firstmat[k][kay] = '!';</text:p>
      <text:p text:style-name="P24"><text:tab/>}</text:p>
      <text:p text:style-name="P24"><text:tab/>int p1 = 0, p2, tmp;</text:p>
      <text:p text:style-name="P24"><text:tab/>for (k = 0; k &lt; count; k++) {</text:p>
      <text:p text:style-name="P24"><text:tab/><text:tab/>c = production[k][0];</text:p>
      <text:p text:style-name="P24"><text:tab/><text:tab/>p2 = 0;</text:p>
      <text:p text:style-name="P24"><text:tab/><text:tab/>tmp = 0;</text:p>
      <text:p text:style-name="P24"><text:tab/><text:tab/>for (kay = 0; kay &lt;= ptr; kay++)</text:p>
      <text:p text:style-name="P24"><text:tab/><text:tab/>if (c == done[kay])</text:p>
      <text:p text:style-name="P24"><text:soft-page-break/><text:tab/><text:tab/>tmp = 1;</text:p>
      <text:p text:style-name="P24"><text:tab/><text:tab/>if (tmp == 1)</text:p>
      <text:p text:style-name="P24"><text:tab/><text:tab/>continue;</text:p>
      <text:p text:style-name="P24"><text:tab/><text:tab/>findfirst(c, 0, 0);</text:p>
      <text:p text:style-name="P24"><text:tab/><text:tab/>ptr += 1;</text:p>
      <text:p text:style-name="P24"><text:tab/><text:tab/>done[ptr] = c;</text:p>
      <text:p text:style-name="P24"><text:tab/><text:tab/>printf("\nFirst(%c) = { ", c);</text:p>
      <text:p text:style-name="P24"><text:tab/><text:tab/>firstmat[p1][p2++] = c;</text:p>
      <text:p text:style-name="P24"><text:tab/><text:tab/>for (i = 0 + jm; i &lt; n; i++) {</text:p>
      <text:p text:style-name="P24"><text:tab/><text:tab/><text:tab/>int lark = 0, chk = 0;</text:p>
      <text:p text:style-name="P24"><text:tab/><text:tab/><text:tab/>for (lark = 0; lark &lt; p2; lark++) {</text:p>
      <text:p text:style-name="P24"><text:tab/><text:tab/><text:tab/><text:tab/>if (first[i] == firstmat[p1][lark]) {</text:p>
      <text:p text:style-name="P24"><text:tab/><text:tab/><text:tab/><text:tab/><text:tab/> <text:s/>chk = 1;</text:p>
      <text:p text:style-name="P24"><text:tab/><text:tab/><text:tab/><text:tab/><text:tab/> <text:s/>break;</text:p>
      <text:p text:style-name="P24"><text:tab/><text:tab/><text:tab/><text:tab/>}</text:p>
      <text:p text:style-name="P24"><text:tab/><text:tab/><text:tab/>}</text:p>
      <text:p text:style-name="P24"><text:tab/><text:tab/><text:tab/>if (chk == 0) {</text:p>
      <text:p text:style-name="P24"><text:tab/><text:tab/><text:tab/><text:tab/>printf("%c, ", first[i]);</text:p>
      <text:p text:style-name="P24"><text:tab/><text:tab/><text:tab/><text:tab/>firstmat[p1][p2++] = first[i];</text:p>
      <text:p text:style-name="P24"><text:tab/><text:tab/><text:tab/>}</text:p>
      <text:p text:style-name="P24"><text:tab/><text:tab/>}</text:p>
      <text:p text:style-name="P24"><text:tab/><text:tab/>printf("}\n");</text:p>
      <text:p text:style-name="P24"><text:tab/><text:tab/>jm = n;</text:p>
      <text:p text:style-name="P24"><text:tab/><text:tab/>p1++;</text:p>
      <text:p text:style-name="P24"><text:tab/>}</text:p>
      <text:p text:style-name="P24"><text:tab/>printf("\n\n\n");</text:p>
      <text:p text:style-name="P24"><text:tab/>char donee[count];</text:p>
      <text:p text:style-name="P24"><text:tab/>ptr = -1;</text:p>
      <text:p text:style-name="P24"><text:tab/>for (k = 0; k &lt; count; k++) {</text:p>
      <text:p text:style-name="P24"><text:tab/><text:tab/>for (kay = 0; kay &lt; 100; kay++) </text:p>
      <text:p text:style-name="P24"><text:tab/><text:tab/><text:tab/>followmat[k][kay] = '!';</text:p>
      <text:p text:style-name="P24"><text:tab/>}</text:p>
      <text:p text:style-name="P24"><text:tab/>p1 = 0; //in p</text:p>
      <text:p text:style-name="P24"><text:tab/>int kk, u, flag, land = 0;</text:p>
      <text:p text:style-name="P24"><text:tab/>char s[10];</text:p>
      <text:p text:style-name="P24"><text:tab/>u = 0;</text:p>
      <text:p text:style-name="P24"><text:tab/>flag = 0;</text:p>
      <text:p text:style-name="P24"><text:tab/>for (e = 0; e &lt; count; e++) {</text:p>
      <text:p text:style-name="P24"><text:tab/><text:tab/>kk = 0;</text:p>
      <text:p text:style-name="P24"><text:tab/><text:tab/>ck = production[e][0];</text:p>
      <text:p text:style-name="P24"><text:tab/><text:tab/>for (i = 0; i &lt;= u; i++) {</text:p>
      <text:p text:style-name="P24"><text:tab/><text:tab/><text:tab/>if (s[i] == ck) {</text:p>
      <text:p text:style-name="P24"><text:tab/><text:tab/><text:tab/><text:tab/>kk++;</text:p>
      <text:p text:style-name="P24"><text:tab/><text:tab/><text:tab/>}</text:p>
      <text:p text:style-name="P24"><text:tab/><text:tab/>}</text:p>
      <text:p text:style-name="P24"><text:tab/><text:tab/>if (kk == 0) { </text:p>
      <text:p text:style-name="P24"><text:tab/><text:tab/></text:p>
      <text:p text:style-name="P24"><text:tab/><text:tab/><text:tab/>s[u] = ck;</text:p>
      <text:p text:style-name="P24"><text:tab/><text:tab/><text:tab/>u++;</text:p>
      <text:p text:style-name="P24"><text:tab/><text:tab/><text:tab/>p2 = 0;</text:p>
      <text:p text:style-name="P24"><text:tab/><text:tab/><text:tab/>tmp = 0;</text:p>
      <text:p text:style-name="P24"><text:tab/><text:tab/><text:tab/>for (kay = 0; kay &lt;= ptr; kay++)</text:p>
      <text:p text:style-name="P24"><text:soft-page-break/><text:tab/><text:tab/><text:tab/>if (ck == donee[kay])</text:p>
      <text:p text:style-name="P24"><text:tab/><text:tab/><text:tab/> <text:s/>tmp = 1;</text:p>
      <text:p text:style-name="P24"/>
      <text:p text:style-name="P24"><text:tab/><text:tab/><text:tab/>if (tmp == 1)</text:p>
      <text:p text:style-name="P24"><text:tab/><text:tab/><text:tab/>continue;</text:p>
      <text:p text:style-name="P24"><text:tab/><text:tab/><text:tab/>land += 1;</text:p>
      <text:p text:style-name="P24"><text:tab/><text:tab/><text:tab/>follow(ck);</text:p>
      <text:p text:style-name="P24"/>
      <text:p text:style-name="P24"><text:tab/><text:tab/><text:tab/>ptr += 1;</text:p>
      <text:p text:style-name="P24"><text:tab/><text:tab/><text:tab/>printf("Follow(%c) = { ", ck);</text:p>
      <text:p text:style-name="P24"><text:tab/><text:tab/><text:tab/>followmat[p1][p2++] = ck;</text:p>
      <text:p text:style-name="P24"><text:tab/><text:tab/><text:tab/>for (i = 0 + km; i &lt; m; i++) {</text:p>
      <text:p text:style-name="P24"><text:tab/><text:tab/><text:tab/><text:tab/>int lark = 0, chk = 0;</text:p>
      <text:p text:style-name="P24"><text:tab/><text:tab/><text:tab/><text:tab/>for (lark = 0; lark &lt; p2; lark++) {</text:p>
      <text:p text:style-name="P24"><text:tab/><text:tab/><text:tab/><text:tab/><text:tab/> <text:s/>if (f[i] == followmat[p1][lark]) {</text:p>
      <text:p text:style-name="P24"><text:tab/><text:tab/><text:tab/><text:tab/><text:tab/> <text:s/><text:tab/>chk = 1;</text:p>
      <text:p text:style-name="P24"><text:tab/><text:tab/><text:tab/><text:tab/><text:tab/> <text:s/><text:tab/>break;</text:p>
      <text:p text:style-name="P24"><text:tab/><text:tab/><text:tab/><text:tab/><text:tab/> <text:s/>}</text:p>
      <text:p text:style-name="P24"><text:tab/><text:tab/><text:tab/><text:tab/>}</text:p>
      <text:p text:style-name="P24"><text:tab/><text:tab/><text:tab/><text:tab/>if (chk == 0) {</text:p>
      <text:p text:style-name="P24"><text:tab/><text:tab/><text:tab/><text:tab/><text:tab/>printf("%c, ", f[i]);</text:p>
      <text:p text:style-name="P24"><text:tab/><text:tab/><text:tab/><text:tab/><text:tab/>followmat[p1][p2++] = f[i];</text:p>
      <text:p text:style-name="P24"><text:tab/><text:tab/><text:tab/><text:tab/>}</text:p>
      <text:p text:style-name="P24"><text:tab/><text:tab/><text:tab/>}</text:p>
      <text:p text:style-name="P24"><text:tab/><text:tab/><text:tab/>printf("}\n\n");</text:p>
      <text:p text:style-name="P24"><text:tab/><text:tab/><text:tab/>km = m;</text:p>
      <text:p text:style-name="P24"><text:tab/><text:tab/><text:tab/>p1++;</text:p>
      <text:p text:style-name="P24"><text:tab/><text:tab/>}</text:p>
      <text:p text:style-name="P24"><text:tab/>}</text:p>
      <text:p text:style-name="P24">}</text:p>
      <text:p text:style-name="P24"/>
      <text:p text:style-name="P24">void follow(char c) {</text:p>
      <text:p text:style-name="P24"><text:tab/>int i, j;</text:p>
      <text:p text:style-name="P24"><text:tab/>if (production[0][0] == c) </text:p>
      <text:p text:style-name="P24"><text:tab/><text:tab/>f[m++] = '$';</text:p>
      <text:p text:style-name="P24"/>
      <text:p text:style-name="P24"><text:tab/>for (i = 0; i &lt; 10; i++) {</text:p>
      <text:p text:style-name="P24"><text:tab/><text:tab/>for (j = 2; j &lt; 10; j++) {</text:p>
      <text:p text:style-name="P24"><text:tab/><text:tab/><text:tab/>if (production[i][j] == c) {</text:p>
      <text:p text:style-name="P24"><text:tab/><text:tab/><text:tab/><text:tab/>if (production[i][j + 1] != '\0') </text:p>
      <text:p text:style-name="P24"><text:tab/><text:tab/><text:tab/><text:tab/><text:tab/>followfirst(production[i][j + 1], i,(j + 2));</text:p>
      <text:p text:style-name="P24"/>
      <text:p text:style-name="P24"><text:tab/><text:tab/><text:tab/><text:tab/>if (production[i][j + 1] == '\0' &amp;&amp; c != production[i][0]) </text:p>
      <text:p text:style-name="P24"><text:tab/><text:tab/><text:tab/><text:tab/><text:tab/>follow(production[i][0]);</text:p>
      <text:p text:style-name="P24"><text:tab/><text:tab/><text:tab/></text:p>
      <text:p text:style-name="P24"><text:tab/><text:tab/><text:tab/>}</text:p>
      <text:p text:style-name="P24"><text:tab/><text:tab/>}</text:p>
      <text:p text:style-name="P24"><text:tab/>}</text:p>
      <text:p text:style-name="P24">}</text:p>
      <text:p text:style-name="P24"/>
      <text:p text:style-name="P24"/>
      <text:p text:style-name="P24"/>
      <text:p text:style-name="P24"><text:soft-page-break/>void findfirst(char c, int q1, int q2) {</text:p>
      <text:p text:style-name="P24"><text:tab/>int j;</text:p>
      <text:p text:style-name="P24"><text:tab/>if (!(isupper(c))) </text:p>
      <text:p text:style-name="P24"><text:tab/><text:tab/>first[n++] = c;<text:tab/></text:p>
      <text:p text:style-name="P24"><text:tab/>for (j = 0; j &lt; count; j++) {</text:p>
      <text:p text:style-name="P24"><text:tab/><text:tab/>if(production[j][0] == production[j][2])</text:p>
      <text:p text:style-name="P24"><text:tab/><text:tab/><text:tab/>continue;<text:tab/></text:p>
      <text:p text:style-name="P24"><text:tab/><text:tab/></text:p>
      <text:p text:style-name="P24"><text:tab/><text:tab/>if (production[j][0] == c) {</text:p>
      <text:p text:style-name="P24"><text:tab/><text:tab/><text:tab/>if (production[j][2] == '#') </text:p>
      <text:p text:style-name="P24"><text:tab/><text:tab/><text:tab/>{</text:p>
      <text:p text:style-name="P24"><text:tab/><text:tab/><text:tab/><text:tab/>if (production[q1][q2] == '\0')</text:p>
      <text:p text:style-name="P24"><text:tab/><text:tab/><text:tab/><text:tab/> <text:s/>first[n++] = '#';</text:p>
      <text:p text:style-name="P24"><text:tab/><text:tab/><text:tab/><text:tab/>else if (production[q1][q2] != '\0' &amp;&amp; (q1 != 0 || q2 != 0))</text:p>
      <text:p text:style-name="P24"><text:tab/><text:tab/><text:tab/><text:tab/><text:tab/>findfirst(production[q1][q2], q1,(q2 + 1));</text:p>
      <text:p text:style-name="P24"><text:tab/><text:tab/><text:tab/><text:tab/>else</text:p>
      <text:p text:style-name="P24"><text:tab/><text:tab/><text:tab/><text:tab/><text:tab/>first[n++] = '#';</text:p>
      <text:p text:style-name="P24"><text:tab/><text:tab/><text:tab/>} </text:p>
      <text:p text:style-name="P24"><text:tab/><text:tab/><text:tab/>else if (!isupper(production[j][2])) </text:p>
      <text:p text:style-name="P24"><text:tab/><text:tab/><text:tab/><text:tab/>first[n++] = production[j][2];</text:p>
      <text:p text:style-name="P24"><text:tab/><text:tab/><text:tab/>else </text:p>
      <text:p text:style-name="P24"><text:tab/><text:tab/><text:tab/><text:tab/>findfirst(production[j][2], j, 3);</text:p>
      <text:p text:style-name="P24"><text:tab/><text:tab/>}</text:p>
      <text:p text:style-name="P24"><text:tab/>}</text:p>
      <text:p text:style-name="P24">}</text:p>
      <text:p text:style-name="P24">void followfirst(char c, int c1, int c2) {</text:p>
      <text:p text:style-name="P24"><text:tab/>int k;</text:p>
      <text:p text:style-name="P24"><text:tab/>if (!(isupper(c)))</text:p>
      <text:p text:style-name="P24"><text:tab/>f[m++] = c;</text:p>
      <text:p text:style-name="P24"><text:tab/>else{</text:p>
      <text:p text:style-name="P24"><text:tab/><text:tab/>int i = 0, j = 1;</text:p>
      <text:p text:style-name="P24"><text:tab/><text:tab/>for (i = 0; i &lt; count; i++){</text:p>
      <text:p text:style-name="P24"><text:tab/><text:tab/><text:tab/>if (firstmat[i][0] == c)</text:p>
      <text:p text:style-name="P24"><text:tab/><text:tab/><text:tab/>break;</text:p>
      <text:p text:style-name="P24"><text:tab/><text:tab/>}</text:p>
      <text:p text:style-name="P24"><text:tab/><text:tab/>while (firstmat[i][j] != '!'){</text:p>
      <text:p text:style-name="P24"><text:tab/><text:tab/><text:tab/>if (firstmat[i][j] != '#') </text:p>
      <text:p text:style-name="P24"><text:tab/><text:tab/><text:tab/>f[m++] = firstmat[i][j];</text:p>
      <text:p text:style-name="P24"><text:tab/><text:tab/><text:tab/>else {</text:p>
      <text:p text:style-name="P24"><text:tab/><text:tab/><text:tab/><text:tab/>if (production[c1][c2] == '\0') </text:p>
      <text:p text:style-name="P24"><text:tab/><text:tab/><text:tab/><text:tab/> <text:s/>follow(production[c1][0]);</text:p>
      <text:p text:style-name="P24"><text:tab/><text:tab/><text:tab/><text:tab/>else </text:p>
      <text:p text:style-name="P24"><text:tab/><text:tab/><text:tab/><text:tab/><text:tab/>followfirst(production[c1][c2], c1, c2 + 1);</text:p>
      <text:p text:style-name="P24"><text:tab/><text:tab/><text:tab/>}</text:p>
      <text:p text:style-name="P24"><text:tab/><text:tab/><text:tab/>j++;</text:p>
      <text:p text:style-name="P24"><text:tab/><text:tab/>}</text:p>
      <text:p text:style-name="P24"><text:tab/>}</text:p>
      <text:p text:style-name="P24">}</text:p>
      <text:p text:style-name="P24"/>
      <text:p text:style-name="P58"/>
      <text:p text:style-name="P58"/>
      <text:p text:style-name="P58"/>
      <text:p text:style-name="P58"><text:soft-page-break/>OUTPUT</text:p>
      <text:p text:style-name="P58"/>
      <text:p text:style-name="P28"/>
      <text:p text:style-name="P28">Enter the productions: 3 </text:p>
      <text:p text:style-name="P28">E=E+T</text:p>
      <text:p text:style-name="P28">E=T</text:p>
      <text:p text:style-name="P28">T=l</text:p>
      <text:p text:style-name="P28"/>
      <text:p text:style-name="P28">First(E) = { l, }</text:p>
      <text:p text:style-name="P28"/>
      <text:p text:style-name="P28">First(T) = { l, }</text:p>
      <text:p text:style-name="P28"/>
      <text:p text:style-name="P28"/>
      <text:p text:style-name="P28"/>
      <text:p text:style-name="P28">Follow(E) = { $, +, }</text:p>
      <text:p text:style-name="P28"/>
      <text:p text:style-name="P28">Follow(T) = { $, +, }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5">EXPERIMENT NO <text:span text:style-name="T8">5</text:span></text:p>
      <text:p text:style-name="P10">INTERMEDIATE CODE GENERATION</text:p>
      <text:p text:style-name="P5"/>
      <text:p text:style-name="P20"/>
      <text:p text:style-name="P39"/>
      <text:p text:style-name="P46">NAME: K P <text:s/>ASHIL</text:p>
      <text:p text:style-name="P46">CLASS: S 7 CSE</text:p>
      <text:p text:style-name="P46">ROLL NO: 29</text:p>
      <text:p text:style-name="P54">DATE: <text:span text:style-name="T9">21</text:span>/<text:span text:style-name="T3">08</text:span>/2024</text:p>
      <text:p text:style-name="P46"/>
      <text:p text:style-name="P46">CODE:</text:p>
      <text:p text:style-name="P46"/>
      <text:p text:style-name="P24">#include&lt;stdio.h&gt;</text:p>
      <text:p text:style-name="P24">#include&lt;stdlib.h&gt;</text:p>
      <text:p text:style-name="P24">#include&lt;string.h&gt;</text:p>
      <text:p text:style-name="P24">#include &lt;ctype.h&gt;</text:p>
      <text:p text:style-name="P24"/>
      <text:p text:style-name="P24">char s[100], post[100], stack[100], queue[100];</text:p>
      <text:p text:style-name="P24">int top = -1, j = 0, front = -1;</text:p>
      <text:p text:style-name="P24"/>
      <text:p text:style-name="P24">int precedence(char c){</text:p>
      <text:p text:style-name="P24"><text:tab/>if(c == '+' || c == '-'){</text:p>
      <text:p text:style-name="P24"><text:tab/><text:tab/>return 1;</text:p>
      <text:p text:style-name="P24"><text:tab/>}</text:p>
      <text:p text:style-name="P24"><text:tab/>else if(c == '*' || c == '/'){</text:p>
      <text:p text:style-name="P24"><text:tab/><text:tab/>return 2;</text:p>
      <text:p text:style-name="P24"><text:tab/>}</text:p>
      <text:p text:style-name="P24"><text:tab/>else if(c == '^'){</text:p>
      <text:p text:style-name="P24"><text:tab/><text:tab/>return 3;</text:p>
      <text:p text:style-name="P24"><text:tab/>}</text:p>
      <text:p text:style-name="P24"><text:tab/>else{</text:p>
      <text:p text:style-name="P24"><text:tab/><text:tab/>return 0;</text:p>
      <text:p text:style-name="P24"><text:tab/>}</text:p>
      <text:p text:style-name="P24">}</text:p>
      <text:p text:style-name="P24"/>
      <text:p text:style-name="P24"><text:soft-page-break/>void postfix(){</text:p>
      <text:p text:style-name="P24"><text:tab/>int n = strlen(s), i = 0;</text:p>
      <text:p text:style-name="P24"><text:tab/>while(s[i] != '\0'){</text:p>
      <text:p text:style-name="P24"><text:tab/><text:tab/>if(s[i] == '('){</text:p>
      <text:p text:style-name="P24"><text:tab/><text:tab/><text:tab/>top++;</text:p>
      <text:p text:style-name="P24"><text:tab/><text:tab/><text:tab/>stack[top] = s[i];</text:p>
      <text:p text:style-name="P24"><text:tab/><text:tab/>}</text:p>
      <text:p text:style-name="P24"><text:tab/><text:tab/>else if(isalpha(s[i])){</text:p>
      <text:p text:style-name="P24"><text:tab/><text:tab/><text:tab/>post[j++] = s[i];</text:p>
      <text:p text:style-name="P24"><text:tab/><text:tab/>}</text:p>
      <text:p text:style-name="P24"><text:tab/><text:tab/>else if(precedence(s[i])){</text:p>
      <text:p text:style-name="P24"><text:tab/><text:tab/><text:tab/>while(precedence(stack[top]) &gt;= precedence(s[i])){</text:p>
      <text:p text:style-name="P24"><text:tab/><text:tab/><text:tab/><text:tab/>post[j++] = stack[top--];</text:p>
      <text:p text:style-name="P24"><text:tab/><text:tab/><text:tab/>}</text:p>
      <text:p text:style-name="P24"><text:tab/><text:tab/><text:tab/>top++;</text:p>
      <text:p text:style-name="P24"><text:tab/><text:tab/><text:tab/>stack[top] = s[i];</text:p>
      <text:p text:style-name="P24"><text:tab/><text:tab/>}</text:p>
      <text:p text:style-name="P24"><text:tab/><text:tab/>else if(s[i] == ')'){</text:p>
      <text:p text:style-name="P24"><text:tab/><text:tab/><text:tab/>while(stack[top] != '('){</text:p>
      <text:p text:style-name="P24"><text:tab/><text:tab/><text:tab/><text:tab/>post[j++] = stack[top--];</text:p>
      <text:p text:style-name="P24"><text:tab/><text:tab/><text:tab/>}</text:p>
      <text:p text:style-name="P24"><text:tab/><text:tab/><text:tab/>top--;</text:p>
      <text:p text:style-name="P24"><text:tab/><text:tab/>}</text:p>
      <text:p text:style-name="P24"><text:tab/><text:tab/>i++;</text:p>
      <text:p text:style-name="P24"><text:tab/>}</text:p>
      <text:p text:style-name="P24"><text:tab/>while(top!=-1){</text:p>
      <text:p text:style-name="P24"><text:tab/><text:tab/>post[j++] = stack[top--];</text:p>
      <text:p text:style-name="P24"><text:tab/>}</text:p>
      <text:p text:style-name="P24"><text:tab/>post[j] = '\0';</text:p>
      <text:p text:style-name="P24">}</text:p>
      <text:p text:style-name="P24"/>
      <text:p text:style-name="P24">void main(){</text:p>
      <text:p text:style-name="P24"><text:tab/>int i = 0;</text:p>
      <text:p text:style-name="P24"><text:tab/>char ind = '1';</text:p>
      <text:p text:style-name="P24"><text:tab/></text:p>
      <text:p text:style-name="P24"><text:tab/>FILE *fp,*fp1,*fp2,*fp3;</text:p>
      <text:p text:style-name="P24"><text:tab/>fp = fopen( "3addr.txt","w");</text:p>
      <text:p text:style-name="P24"><text:tab/>fp1 = fopen( "quadraple.txt","w");</text:p>
      <text:p text:style-name="P24"><text:tab/>fp2 = fopen( "triple.txt","w");</text:p>
      <text:p text:style-name="P24"><text:tab/>fprintf(fp,"Three Address\n");</text:p>
      <text:p text:style-name="P24"><text:tab/>fprintf(fp1,"Quadruple\nOP\tO1\tO2\tRES\n");</text:p>
      <text:p text:style-name="P24"><text:tab/>fprintf(fp2,"Triple\nIN\tOP\tO1\tO2\n");</text:p>
      <text:p text:style-name="P24"><text:tab/>fp3=fopen( "input.txt","r");</text:p>
      <text:p text:style-name="P24"><text:tab/>printf("Input the string: ");</text:p>
      <text:p text:style-name="P24"><text:tab/>while((fscanf(fp3,"%s",s))!=EOF)</text:p>
      <text:p text:style-name="P24"><text:tab/>{</text:p>
      <text:p text:style-name="P24"><text:tab/>postfix();</text:p>
      <text:p text:style-name="P24"><text:tab/></text:p>
      <text:p text:style-name="P24"><text:tab/>printf("Infix : %s \nPostfix : %s\n", s, post);</text:p>
      <text:p text:style-name="P24"><text:tab/>while(post[i] != '\0'){</text:p>
      <text:p text:style-name="P24"><text:tab/><text:tab/>if(precedence(post[i])){</text:p>
      <text:p text:style-name="P24"><text:tab/><text:tab/><text:tab/>char a = queue[front--];</text:p>
      <text:p text:style-name="P24"><text:soft-page-break/><text:tab/><text:tab/><text:tab/>char b = queue[front--];</text:p>
      <text:p text:style-name="P24"><text:tab/><text:tab/><text:tab/>if(isdigit(a) &amp;&amp; isdigit(b)){</text:p>
      <text:p text:style-name="P24"><text:tab/><text:tab/><text:tab/><text:tab/>fprintf(fp,"t%c = t%c %c t%c\n", ind, b, post[i], a);</text:p>
      <text:p text:style-name="P24"><text:tab/><text:tab/><text:tab/><text:tab/>fprintf(fp1,"%c\tt%c\tt%c\tt%c\n", post[i], b, a, ind);</text:p>
      <text:p text:style-name="P24"><text:tab/><text:tab/><text:tab/>}</text:p>
      <text:p text:style-name="P24"><text:tab/><text:tab/><text:tab/>else if(isdigit(b)){</text:p>
      <text:p text:style-name="P24"><text:tab/><text:tab/><text:tab/><text:tab/>fprintf(fp,"t%c = t%c %c %c\n", ind, b, post[i], a);</text:p>
      <text:p text:style-name="P24"><text:tab/><text:tab/><text:tab/><text:tab/>fprintf(fp1,"%c\tt%c\t%c\tt%c\n", post[i], b, a, ind);</text:p>
      <text:p text:style-name="P24"><text:tab/><text:tab/><text:tab/>}</text:p>
      <text:p text:style-name="P24"><text:tab/><text:tab/><text:tab/>else if(isdigit(a)){</text:p>
      <text:p text:style-name="P24"><text:tab/><text:tab/><text:tab/><text:tab/>fprintf(fp,"t%c = %c %c t%c\n", ind, b, post[i], a);</text:p>
      <text:p text:style-name="P24"><text:tab/><text:tab/><text:tab/><text:tab/>fprintf(fp1,"%c\t%c\tt%c\tt%c\n", post[i], b, a, ind);</text:p>
      <text:p text:style-name="P24"><text:tab/><text:tab/><text:tab/>}</text:p>
      <text:p text:style-name="P24"><text:tab/><text:tab/><text:tab/>else{</text:p>
      <text:p text:style-name="P24"><text:tab/><text:tab/><text:tab/><text:tab/>fprintf(fp,"t%c = %c %c %c\n", ind, b, post[i], a);</text:p>
      <text:p text:style-name="P24"><text:tab/><text:tab/><text:tab/><text:tab/>fprintf(fp1,"%c\t%c\t%c\tt%c\n", post[i], b, a, ind);</text:p>
      <text:p text:style-name="P24"><text:tab/><text:tab/><text:tab/>}</text:p>
      <text:p text:style-name="P24"><text:tab/><text:tab/><text:tab/>fprintf(fp2,"%c\t%c\t%c\t%c\n", ind, post[i], b, a);</text:p>
      <text:p text:style-name="P24"><text:tab/><text:tab/><text:tab/>front++;</text:p>
      <text:p text:style-name="P24"><text:tab/><text:tab/><text:tab/>queue[front] = ind;</text:p>
      <text:p text:style-name="P24"><text:tab/><text:tab/><text:tab/>ind++;</text:p>
      <text:p text:style-name="P24"><text:tab/><text:tab/>}</text:p>
      <text:p text:style-name="P24"><text:tab/><text:tab/>else{</text:p>
      <text:p text:style-name="P24"><text:tab/><text:tab/><text:tab/>front++;</text:p>
      <text:p text:style-name="P24"><text:tab/><text:tab/><text:tab/>queue[front] = post[i];</text:p>
      <text:p text:style-name="P24"><text:tab/><text:tab/>}</text:p>
      <text:p text:style-name="P24"><text:tab/><text:tab/>i++;</text:p>
      <text:p text:style-name="P24"><text:tab/>}</text:p>
      <text:p text:style-name="P24"><text:tab/>}</text:p>
      <text:p text:style-name="P24">}</text:p>
      <text:p text:style-name="P24"/>
      <text:p text:style-name="P59">INPUT</text:p>
      <text:p text:style-name="P30"/>
      <text:p text:style-name="P30">a+b*c^d+e</text:p>
      <text:p text:style-name="P30">a*b+c*d</text:p>
      <text:p text:style-name="P30"/>
      <text:p text:style-name="P59">OUTPUT</text:p>
      <text:p text:style-name="P30"/>
      <text:p text:style-name="P30">Input the string: Infix : a+b*c^d+e </text:p>
      <text:p text:style-name="P30">Postfix : abcd^*+e+</text:p>
      <text:p text:style-name="P30">Infix : a*b+c*d </text:p>
      <text:p text:style-name="P30">Postfix : ab*cd*+</text:p>
      <text:p text:style-name="P30"/>
      <text:p text:style-name="P59">TRIPLE.TXT</text:p>
      <text:p text:style-name="P30"/>
      <text:p text:style-name="P30">Triple</text:p>
      <text:p text:style-name="P30">IN<text:tab/>OP<text:tab/>O1<text:tab/>O2</text:p>
      <text:p text:style-name="P30">1<text:tab/>^<text:tab/>c<text:tab/>d</text:p>
      <text:p text:style-name="P30">2<text:tab/>*<text:tab/>b<text:tab/>1</text:p>
      <text:p text:style-name="P30">3<text:tab/>+<text:tab/>a<text:tab/>2</text:p>
      <text:p text:style-name="P30">4<text:tab/>+<text:tab/>3<text:tab/>e</text:p>
      <text:p text:style-name="P30">5<text:tab/>*<text:tab/>a<text:tab/>b</text:p>
      <text:p text:style-name="P30"><text:soft-page-break/>6<text:tab/>*<text:tab/>c<text:tab/>d</text:p>
      <text:p text:style-name="P30">7<text:tab/>+<text:tab/>5<text:tab/>6</text:p>
      <text:p text:style-name="P30"/>
      <text:p text:style-name="P60">QUADRUPLE.TXT</text:p>
      <text:p text:style-name="P31"/>
      <text:p text:style-name="P31">Quadruple</text:p>
      <text:p text:style-name="P31">OP<text:tab/>O1<text:tab/>O2<text:tab/>RES</text:p>
      <text:p text:style-name="P31">^<text:tab/>c<text:tab/>d<text:tab/>t1</text:p>
      <text:p text:style-name="P31">*<text:tab/>b<text:tab/>t1<text:tab/>t2</text:p>
      <text:p text:style-name="P31">+<text:tab/>a<text:tab/>t2<text:tab/>t3</text:p>
      <text:p text:style-name="P31">+<text:tab/>t3<text:tab/>e<text:tab/>t4</text:p>
      <text:p text:style-name="P31">*<text:tab/>a<text:tab/>b<text:tab/>t5</text:p>
      <text:p text:style-name="P31">*<text:tab/>c<text:tab/>d<text:tab/>t6</text:p>
      <text:p text:style-name="P31">+<text:tab/>t5<text:tab/>t6<text:tab/>t7</text:p>
      <text:p text:style-name="P60">THREEADRRESS.TXT</text:p>
      <text:p text:style-name="P31"/>
      <text:p text:style-name="P31">Three Address</text:p>
      <text:p text:style-name="P31">t1 = c ^ d</text:p>
      <text:p text:style-name="P31">t2 = b * t1</text:p>
      <text:p text:style-name="P31">t3 = a + t2</text:p>
      <text:p text:style-name="P31">t4 = t3 + e</text:p>
      <text:p text:style-name="P31">t5 = a * b</text:p>
      <text:p text:style-name="P31">t6 = c * d</text:p>
      <text:p text:style-name="P31">t7 = t5 + t6</text:p>
      <text:p text:style-name="P31"/>
      <text:p text:style-name="P30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6">EXPERIMENT NO <text:span text:style-name="T10">6</text:span></text:p>
      <text:p text:style-name="P11">CONSTANT PROPAGATION</text:p>
      <text:p text:style-name="P6"/>
      <text:p text:style-name="P21"/>
      <text:p text:style-name="P40"/>
      <text:p text:style-name="P47">NAME: K P <text:s/>ASHIL</text:p>
      <text:p text:style-name="P47">CLASS: S 7 CSE</text:p>
      <text:p text:style-name="P47">ROLL NO: 29</text:p>
      <text:p text:style-name="P55">DATE: <text:span text:style-name="T10">04</text:span>/<text:span text:style-name="T3">0</text:span><text:span text:style-name="T10">9</text:span>/2024</text:p>
      <text:p text:style-name="P47"/>
      <text:p text:style-name="P47">CODE:</text:p>
      <text:p text:style-name="P47"/>
      <text:p text:style-name="P25">#include&lt;stdio.h&gt;</text:p>
      <text:p text:style-name="P25">#include&lt;stdlib.h&gt;</text:p>
      <text:p text:style-name="P25">#include&lt;string.h&gt;</text:p>
      <text:p text:style-name="P25">#include&lt;ctype.h&gt;</text:p>
      <text:p text:style-name="P25">#include&lt;stdbool.h&gt;</text:p>
      <text:p text:style-name="P25"/>
      <text:p text:style-name="P25"/>
      <text:p text:style-name="P25">char buf[30];</text:p>
      <text:p text:style-name="P25">void showError(int ln,char buffer[], char c, int code){</text:p>
      <text:p text:style-name="P25">printf("Error at Line Number %d in the lexeme %s%c\nTerminating Program! Error Code: %d\n",ln,buffer,c,code);</text:p>
      <text:p text:style-name="P25">exit(0);</text:p>
      <text:p text:style-name="P25">}</text:p>
      <text:p text:style-name="P25"/>
      <text:p text:style-name="P25">char* toString(int a)</text:p>
      <text:p text:style-name="P25">{</text:p>
      <text:p text:style-name="P25">int l=0;</text:p>
      <text:p text:style-name="P25">while(a&gt;0)</text:p>
      <text:p text:style-name="P25">{</text:p>
      <text:p text:style-name="P25"><text:tab/>char c='0'+(a%10);</text:p>
      <text:p text:style-name="P25"><text:tab/>a=a/10;</text:p>
      <text:p text:style-name="P25"><text:tab/>buf[l]=c;</text:p>
      <text:p text:style-name="P25"><text:tab/>l++;</text:p>
      <text:p text:style-name="P25"><text:soft-page-break/>}</text:p>
      <text:p text:style-name="P25"/>
      <text:p text:style-name="P25">for(int i=0;i&lt;l/2;i++)</text:p>
      <text:p text:style-name="P25">{</text:p>
      <text:p text:style-name="P25"><text:tab/>char c=buf[i];</text:p>
      <text:p text:style-name="P25"><text:tab/>buf[i]=buf[l-1-i];</text:p>
      <text:p text:style-name="P25"><text:tab/>buf[l-1-i]=c;</text:p>
      <text:p text:style-name="P25">}</text:p>
      <text:p text:style-name="P25">}</text:p>
      <text:p text:style-name="P25"/>
      <text:p text:style-name="P25"/>
      <text:p text:style-name="P25"/>
      <text:p text:style-name="P25">int main()</text:p>
      <text:p text:style-name="P25">{</text:p>
      <text:p text:style-name="P25"/>
      <text:p text:style-name="P25">char symbols[100][2][20]={</text:p>
      <text:p text:style-name="P25"><text:tab/></text:p>
      <text:p text:style-name="P25">};</text:p>
      <text:p text:style-name="P25"/>
      <text:p text:style-name="P25">int symbc=0;</text:p>
      <text:p text:style-name="P25">char keywords[40][20]={</text:p>
      <text:p text:style-name="P25"><text:tab/>"void","int","char","exit","for","while","return","if","else","main","printf"</text:p>
      <text:p text:style-name="P25">};</text:p>
      <text:p text:style-name="P25">char dtypes[40][20]={"int","char","float"};</text:p>
      <text:p text:style-name="P25"/>
      <text:p text:style-name="P25"/>
      <text:p text:style-name="P25">FILE *fp,*symtab,*fp2,*fp3;</text:p>
      <text:p text:style-name="P25">fp = fopen( "inp.txt","r");</text:p>
      <text:p text:style-name="P25">fp2=fopen("con.txt","w");</text:p>
      <text:p text:style-name="P25">fp3 = fopen( "con.txt","r");</text:p>
      <text:p text:style-name="P25">symtab = fopen( "result.txt","w");</text:p>
      <text:p text:style-name="P25">if(fp==NULL)</text:p>
      <text:p text:style-name="P25">{</text:p>
      <text:p text:style-name="P25"><text:s text:c="2"/><text:tab/>printf("File could not be opened!\n");</text:p>
      <text:p text:style-name="P25"><text:s text:c="2"/><text:tab/>exit(0);</text:p>
      <text:p text:style-name="P25">}<text:tab/></text:p>
      <text:p text:style-name="P25">if(symtab==NULL)</text:p>
      <text:p text:style-name="P25">{</text:p>
      <text:p text:style-name="P25"><text:s text:c="2"/><text:tab/>printf("Result File could not be opened!\n");</text:p>
      <text:p text:style-name="P25"><text:s text:c="2"/><text:tab/>exit(0);</text:p>
      <text:p text:style-name="P25">}</text:p>
      <text:p text:style-name="P25">char buffer[30],idf[30],idf2[30];</text:p>
      <text:p text:style-name="P25">char idstack[30][20],opstack[30];</text:p>
      <text:p text:style-name="P25">int idtop=0,optop=0;</text:p>
      <text:p text:style-name="P25">int ln=1;</text:p>
      <text:p text:style-name="P25">bool isd=false;</text:p>
      <text:p text:style-name="P25">bool expecting=false;</text:p>
      <text:p text:style-name="P25">bool isStringLiteral=false;</text:p>
      <text:p text:style-name="P25">bool defining=false;</text:p>
      <text:p text:style-name="P25">int sp=0,cp=0,bp=0;</text:p>
      <text:p text:style-name="P25">char c=fgetc(fp);</text:p>
      <text:p text:style-name="P25">while(!feof(fp))</text:p>
      <text:p text:style-name="P25"><text:soft-page-break/>{</text:p>
      <text:p text:style-name="P25"><text:tab/>if(isStringLiteral &amp;&amp; c!='"')</text:p>
      <text:p text:style-name="P25"><text:tab/>{</text:p>
      <text:p text:style-name="P25"><text:tab/><text:tab/></text:p>
      <text:p text:style-name="P25"><text:tab/><text:tab/>fprintf(symtab,"%c",c); </text:p>
      <text:p text:style-name="P25"><text:tab/><text:tab/>c=fgetc(fp);</text:p>
      <text:p text:style-name="P25"><text:tab/><text:tab/>continue;</text:p>
      <text:p text:style-name="P25"><text:tab/>}</text:p>
      <text:p text:style-name="P25"><text:tab/>else if(!isStringLiteral &amp;&amp; !isalnum(c)&amp;&amp;c!='_'&amp;&amp;bp!=0)</text:p>
      <text:p text:style-name="P25"><text:tab/>{</text:p>
      <text:p text:style-name="P25"><text:s/><text:tab/><text:tab/>buffer[bp]='\0';</text:p>
      <text:p text:style-name="P25"><text:s/><text:tab/><text:tab/>bool isk=false;</text:p>
      <text:p text:style-name="P25"><text:s/><text:tab/><text:tab/>for(int i=0;i&lt;40;i++)</text:p>
      <text:p text:style-name="P25"><text:s/><text:tab/><text:tab/>{</text:p>
      <text:p text:style-name="P25"><text:s/><text:tab/><text:tab/><text:tab/>if(strcmp(keywords[i],buffer)==0)</text:p>
      <text:p text:style-name="P25"><text:s/><text:tab/><text:tab/><text:tab/>{</text:p>
      <text:p text:style-name="P25"><text:s/><text:tab/><text:tab/><text:tab/><text:tab/>isk=true;</text:p>
      <text:p text:style-name="P25"><text:s/><text:tab/><text:tab/><text:tab/><text:tab/>break;</text:p>
      <text:p text:style-name="P25"><text:s/><text:tab/><text:tab/><text:tab/>}</text:p>
      <text:p text:style-name="P25"><text:s/><text:tab/><text:tab/>}</text:p>
      <text:p text:style-name="P25"><text:s/><text:tab/><text:tab/>for(int i=0;i&lt;40;i++)</text:p>
      <text:p text:style-name="P25"><text:s/><text:tab/><text:tab/>{</text:p>
      <text:p text:style-name="P25"><text:s/><text:tab/><text:tab/><text:tab/>if(strcmp(dtypes[i],buffer)==0)</text:p>
      <text:p text:style-name="P25"><text:s/><text:tab/><text:tab/><text:tab/>{</text:p>
      <text:p text:style-name="P25"><text:s/><text:tab/><text:tab/><text:tab/><text:tab/>defining=true;</text:p>
      <text:p text:style-name="P25"><text:s/><text:tab/><text:tab/><text:tab/><text:tab/>break;</text:p>
      <text:p text:style-name="P25"><text:s/><text:tab/><text:tab/><text:tab/>}</text:p>
      <text:p text:style-name="P25"><text:s/><text:tab/><text:tab/>}</text:p>
      <text:p text:style-name="P25"><text:s/><text:tab/><text:tab/>if(!isk&amp;&amp;isd)</text:p>
      <text:p text:style-name="P25"><text:s/><text:tab/><text:tab/>{</text:p>
      <text:p text:style-name="P25"><text:s/><text:tab/><text:tab/><text:tab/>strcpy(idstack[idtop],buffer);</text:p>
      <text:p text:style-name="P25"><text:s/><text:tab/><text:tab/><text:tab/>idtop++;</text:p>
      <text:p text:style-name="P25"><text:s/><text:tab/><text:tab/>}</text:p>
      <text:p text:style-name="P25"><text:s/><text:tab/><text:tab/>else if(!isk)</text:p>
      <text:p text:style-name="P25"><text:s/><text:tab/><text:tab/>{</text:p>
      <text:p text:style-name="P25"><text:s/><text:tab/><text:tab/><text:tab/>strcpy(idstack[idtop],buffer);</text:p>
      <text:p text:style-name="P25"><text:s/><text:tab/><text:tab/><text:tab/>idtop++;</text:p>
      <text:p text:style-name="P25"><text:s/><text:tab/><text:tab/><text:tab/>strcpy(idf,buffer);</text:p>
      <text:p text:style-name="P25"><text:s/><text:tab/><text:tab/><text:tab/>bool flag=false;</text:p>
      <text:p text:style-name="P25"><text:s/><text:tab/><text:tab/><text:tab/>if(!expecting)</text:p>
      <text:p text:style-name="P25"><text:s/><text:tab/><text:tab/><text:tab/>{</text:p>
      <text:p text:style-name="P25"><text:s/><text:tab/><text:tab/><text:tab/>if(c!='=')</text:p>
      <text:p text:style-name="P25"><text:s/><text:tab/><text:tab/><text:tab/>{for(int i=0;i&lt;symbc;i++)</text:p>
      <text:p text:style-name="P25"><text:tab/><text:tab/><text:tab/><text:tab/><text:tab/>{</text:p>
      <text:p text:style-name="P25"><text:tab/><text:tab/><text:tab/><text:tab/><text:tab/><text:tab/>if(strcmp(symbols[i][0],idf)==0)</text:p>
      <text:p text:style-name="P25"><text:tab/><text:tab/><text:tab/><text:tab/><text:tab/><text:tab/>{</text:p>
      <text:p text:style-name="P25"><text:tab/><text:tab/><text:tab/><text:tab/><text:tab/><text:tab/><text:tab/>fprintf(symtab,"%s",symbols[i][1]);</text:p>
      <text:p text:style-name="P25"><text:tab/><text:tab/><text:tab/><text:tab/><text:tab/><text:tab/><text:tab/>flag=true;</text:p>
      <text:p text:style-name="P25"><text:tab/><text:tab/><text:tab/><text:tab/><text:tab/><text:tab/><text:tab/>break;</text:p>
      <text:p text:style-name="P25"><text:tab/><text:tab/><text:tab/><text:tab/><text:tab/><text:tab/>}</text:p>
      <text:p text:style-name="P25"><text:tab/><text:tab/><text:tab/><text:tab/><text:tab/>}}</text:p>
      <text:p text:style-name="P25"><text:tab/><text:tab/><text:tab/><text:tab/><text:tab/>if(flag==false)</text:p>
      <text:p text:style-name="P25"><text:soft-page-break/><text:tab/><text:tab/><text:tab/><text:tab/><text:tab/>fprintf(symtab,"%s",buffer); </text:p>
      <text:p text:style-name="P25"><text:tab/><text:tab/><text:tab/>}</text:p>
      <text:p text:style-name="P25"><text:s/><text:tab/><text:tab/>}</text:p>
      <text:p text:style-name="P25"><text:s/><text:tab/><text:tab/>else</text:p>
      <text:p text:style-name="P25"><text:s/><text:tab/><text:tab/>{</text:p>
      <text:p text:style-name="P25"><text:s/><text:tab/><text:tab/><text:tab/></text:p>
      <text:p text:style-name="P25"><text:tab/><text:tab/> <text:s text:c="6"/>fprintf(symtab,"%s",buffer); </text:p>
      <text:p text:style-name="P25"><text:s/><text:tab/><text:tab/>}</text:p>
      <text:p text:style-name="P25"><text:s/><text:tab/><text:tab/>bp=0;</text:p>
      <text:p text:style-name="P25"><text:s/><text:tab/><text:tab/>buffer[bp]='\0';</text:p>
      <text:p text:style-name="P25"><text:s/><text:tab/><text:tab/>isd=false;</text:p>
      <text:p text:style-name="P25"><text:tab/>}</text:p>
      <text:p text:style-name="P25"><text:tab/>if(c=='"')</text:p>
      <text:p text:style-name="P25"><text:tab/>{<text:tab/></text:p>
      <text:p text:style-name="P25"><text:tab/><text:tab/>if(isStringLiteral)</text:p>
      <text:p text:style-name="P25"><text:tab/><text:tab/><text:tab/>{</text:p>
      <text:p text:style-name="P25"><text:tab/><text:tab/>buffer[bp]='\0';</text:p>
      <text:p text:style-name="P25"><text:tab/><text:tab/></text:p>
      <text:p text:style-name="P25"><text:tab/><text:tab/><text:tab/>}</text:p>
      <text:p text:style-name="P25"><text:tab/><text:tab/>isStringLiteral=!isStringLiteral;</text:p>
      <text:p text:style-name="P25"><text:tab/><text:tab/></text:p>
      <text:p text:style-name="P25"><text:tab/><text:tab/>fprintf(symtab,"%c",c); </text:p>
      <text:p text:style-name="P25"><text:tab/><text:tab/>c=fgetc(fp);</text:p>
      <text:p text:style-name="P25"><text:tab/><text:tab/>continue;</text:p>
      <text:p text:style-name="P25"><text:tab/>}</text:p>
      <text:p text:style-name="P25"><text:tab/>else if(c=='+'||c=='-'||c=='*'||c=='/') </text:p>
      <text:p text:style-name="P25"><text:tab/>{</text:p>
      <text:p text:style-name="P25"><text:s/><text:tab/><text:tab/></text:p>
      <text:p text:style-name="P25"><text:tab/><text:tab/>if(optop&gt;0)</text:p>
      <text:p text:style-name="P25"><text:tab/><text:tab/>{</text:p>
      <text:p text:style-name="P25"><text:tab/><text:tab/><text:tab/>if((opstack[optop-1]=='*'||opstack[optop-1]=='/')&amp;&amp;(c=='+'||c=='-'))</text:p>
      <text:p text:style-name="P25"><text:tab/><text:tab/><text:tab/>{</text:p>
      <text:p text:style-name="P25"><text:tab/><text:tab/><text:tab/> <text:s text:c="7"/>if(idtop&lt;2)</text:p>
      <text:p text:style-name="P25"><text:tab/><text:tab/><text:tab/><text:tab/>{</text:p>
      <text:p text:style-name="P25"><text:tab/><text:tab/><text:tab/><text:tab/><text:tab/>showError(ln,buffer,c,1);</text:p>
      <text:p text:style-name="P25"><text:tab/><text:tab/><text:tab/><text:tab/>}</text:p>
      <text:p text:style-name="P25"><text:tab/><text:tab/><text:tab/><text:tab/>idtop--;</text:p>
      <text:p text:style-name="P25"><text:tab/><text:tab/><text:tab/><text:tab/>char operand[30];</text:p>
      <text:p text:style-name="P25"><text:tab/><text:tab/><text:tab/><text:tab/>strcpy(operand,idstack[idtop]);</text:p>
      <text:p text:style-name="P25"><text:tab/><text:tab/><text:tab/><text:tab/></text:p>
      <text:p text:style-name="P25"><text:tab/><text:tab/><text:tab/><text:tab/>float op1=0,op2=0;</text:p>
      <text:p text:style-name="P25"><text:tab/><text:tab/><text:tab/><text:tab/>if(isdigit(operand[0]))</text:p>
      <text:p text:style-name="P25"><text:tab/><text:tab/><text:tab/><text:tab/>{</text:p>
      <text:p text:style-name="P25"><text:tab/><text:tab/><text:tab/><text:tab/><text:tab/>op1=atof(operand);</text:p>
      <text:p text:style-name="P25"><text:tab/><text:tab/><text:tab/><text:tab/>}</text:p>
      <text:p text:style-name="P25"><text:tab/><text:tab/><text:tab/><text:tab/>else</text:p>
      <text:p text:style-name="P25"><text:tab/><text:tab/><text:tab/><text:tab/>{</text:p>
      <text:p text:style-name="P25"><text:tab/><text:tab/><text:tab/><text:tab/><text:tab/>int i=0;</text:p>
      <text:p text:style-name="P25"><text:tab/><text:tab/><text:tab/><text:tab/><text:tab/>for(i=0;i&lt;symbc;i++)</text:p>
      <text:p text:style-name="P25"><text:tab/><text:tab/><text:tab/><text:tab/><text:tab/>{</text:p>
      <text:p text:style-name="P25"><text:tab/><text:tab/><text:tab/><text:tab/><text:tab/><text:tab/>if(strcmp(symbols[i][0],operand)==0)</text:p>
      <text:p text:style-name="P25"><text:tab/><text:tab/><text:tab/><text:tab/><text:tab/><text:tab/>{</text:p>
      <text:p text:style-name="P25"><text:soft-page-break/><text:tab/><text:tab/><text:tab/><text:tab/><text:tab/><text:tab/><text:tab/>op1=atof(symbols[i][1]);</text:p>
      <text:p text:style-name="P25"><text:tab/><text:tab/><text:tab/><text:tab/><text:tab/><text:tab/><text:tab/>break;</text:p>
      <text:p text:style-name="P25"><text:tab/><text:tab/><text:tab/><text:tab/><text:tab/><text:tab/>}</text:p>
      <text:p text:style-name="P25"><text:tab/><text:tab/><text:tab/><text:tab/><text:tab/>}</text:p>
      <text:p text:style-name="P25"><text:tab/><text:tab/><text:tab/><text:tab/><text:tab/>if(i==symbc)</text:p>
      <text:p text:style-name="P25"><text:tab/><text:tab/><text:tab/><text:tab/><text:tab/>{</text:p>
      <text:p text:style-name="P25"><text:tab/><text:tab/><text:tab/><text:tab/><text:tab/><text:tab/>showError(ln,buffer,c,2);</text:p>
      <text:p text:style-name="P25"><text:tab/><text:tab/><text:tab/><text:tab/><text:tab/>}</text:p>
      <text:p text:style-name="P25"><text:tab/><text:tab/><text:tab/><text:tab/>}</text:p>
      <text:p text:style-name="P25"><text:tab/><text:tab/><text:tab/><text:tab/></text:p>
      <text:p text:style-name="P25"><text:tab/><text:tab/><text:tab/><text:tab/>idtop--;</text:p>
      <text:p text:style-name="P25"><text:tab/><text:tab/><text:tab/><text:tab/>strcpy(operand,idstack[idtop]);</text:p>
      <text:p text:style-name="P25"><text:tab/><text:tab/><text:tab/><text:tab/></text:p>
      <text:p text:style-name="P25"><text:tab/><text:tab/><text:tab/><text:tab/>if(isdigit(operand[0]))</text:p>
      <text:p text:style-name="P25"><text:tab/><text:tab/><text:tab/><text:tab/>{</text:p>
      <text:p text:style-name="P25"><text:tab/><text:tab/><text:tab/><text:tab/><text:tab/>op2=atof(operand);</text:p>
      <text:p text:style-name="P25"><text:tab/><text:tab/><text:tab/><text:tab/>}</text:p>
      <text:p text:style-name="P25"><text:tab/><text:tab/><text:tab/><text:tab/>else</text:p>
      <text:p text:style-name="P25"><text:tab/><text:tab/><text:tab/><text:tab/>{</text:p>
      <text:p text:style-name="P25"><text:tab/><text:tab/><text:tab/><text:tab/><text:tab/>int i=0;</text:p>
      <text:p text:style-name="P25"><text:tab/><text:tab/><text:tab/><text:tab/><text:tab/>for(i=0;i&lt;symbc;i++)</text:p>
      <text:p text:style-name="P25"><text:tab/><text:tab/><text:tab/><text:tab/><text:tab/>{</text:p>
      <text:p text:style-name="P25"><text:tab/><text:tab/><text:tab/><text:tab/><text:tab/><text:tab/>if(strcmp(symbols[i][0],operand)==0)</text:p>
      <text:p text:style-name="P25"><text:tab/><text:tab/><text:tab/><text:tab/><text:tab/><text:tab/>{</text:p>
      <text:p text:style-name="P25"><text:tab/><text:tab/><text:tab/><text:tab/><text:tab/><text:tab/><text:tab/>op2=atof(symbols[i][1]);</text:p>
      <text:p text:style-name="P25"><text:tab/><text:tab/><text:tab/><text:tab/><text:tab/><text:tab/><text:tab/>break;</text:p>
      <text:p text:style-name="P25"><text:tab/><text:tab/><text:tab/><text:tab/><text:tab/><text:tab/>}</text:p>
      <text:p text:style-name="P25"><text:tab/><text:tab/><text:tab/><text:tab/><text:tab/>}</text:p>
      <text:p text:style-name="P25"><text:tab/><text:tab/><text:tab/><text:tab/><text:tab/>if(i==symbc)</text:p>
      <text:p text:style-name="P25"><text:tab/><text:tab/><text:tab/><text:tab/><text:tab/>{</text:p>
      <text:p text:style-name="P25"><text:tab/><text:tab/><text:tab/><text:tab/><text:tab/><text:tab/>showError(ln,buffer,c,3);</text:p>
      <text:p text:style-name="P25"><text:tab/><text:tab/><text:tab/><text:tab/><text:tab/>}</text:p>
      <text:p text:style-name="P25"><text:tab/><text:tab/><text:tab/><text:tab/>}</text:p>
      <text:p text:style-name="P25"><text:tab/><text:tab/><text:tab/><text:tab/>float ans=0;</text:p>
      <text:p text:style-name="P25"><text:tab/><text:tab/><text:tab/><text:tab/>if(opstack[optop-1]=='*')</text:p>
      <text:p text:style-name="P25"><text:tab/><text:tab/><text:tab/><text:tab/>{</text:p>
      <text:p text:style-name="P25"><text:tab/><text:tab/><text:tab/><text:tab/><text:tab/>ans=op1*op2;</text:p>
      <text:p text:style-name="P25"><text:tab/><text:tab/><text:tab/><text:tab/>}</text:p>
      <text:p text:style-name="P25"><text:tab/><text:tab/><text:tab/><text:tab/>else if(opstack[optop-1]=='/')</text:p>
      <text:p text:style-name="P25"><text:tab/><text:tab/><text:tab/><text:tab/>{</text:p>
      <text:p text:style-name="P25"><text:tab/><text:tab/><text:tab/><text:tab/><text:tab/>ans=op2/op1;</text:p>
      <text:p text:style-name="P25"><text:tab/><text:tab/><text:tab/><text:tab/>}</text:p>
      <text:p text:style-name="P25"><text:tab/><text:tab/><text:tab/><text:tab/></text:p>
      <text:p text:style-name="P25"><text:tab/><text:tab/><text:tab/><text:tab/>fp2=fopen("con.txt","w");</text:p>
      <text:p text:style-name="P25"><text:tab/><text:tab/><text:tab/><text:tab/>fprintf(fp2,"%f\n",ans);</text:p>
      <text:p text:style-name="P25"><text:tab/><text:tab/><text:tab/><text:tab/>fclose(fp2);</text:p>
      <text:p text:style-name="P25"><text:tab/><text:tab/><text:tab/><text:tab/>fgets(buf,30,fp3);</text:p>
      <text:p text:style-name="P25"><text:tab/><text:tab/><text:tab/><text:tab/></text:p>
      <text:p text:style-name="P25"><text:tab/><text:tab/><text:tab/><text:tab/>strcpy(idstack[idtop],buf) ;</text:p>
      <text:p text:style-name="P25"><text:tab/><text:tab/><text:tab/><text:tab/>idtop++;</text:p>
      <text:p text:style-name="P25"><text:tab/><text:tab/><text:tab/><text:tab/>optop--;</text:p>
      <text:p text:style-name="P25"><text:tab/><text:tab/><text:tab/>}</text:p>
      <text:p text:style-name="P25"><text:soft-page-break/><text:tab/><text:tab/>}</text:p>
      <text:p text:style-name="P25"><text:tab/><text:tab/>opstack[optop]=c;</text:p>
      <text:p text:style-name="P25"><text:s/><text:tab/><text:tab/>optop++;</text:p>
      <text:p text:style-name="P25"><text:tab/>}</text:p>
      <text:p text:style-name="P25"><text:tab/>else if(isalpha(c))</text:p>
      <text:p text:style-name="P25"><text:tab/>{</text:p>
      <text:p text:style-name="P25"><text:tab/><text:tab/>if(isd)</text:p>
      <text:p text:style-name="P25"><text:tab/><text:tab/>{</text:p>
      <text:p text:style-name="P25"><text:tab/><text:tab/><text:tab/>showError(ln,buffer,c,4);</text:p>
      <text:p text:style-name="P25"><text:tab/><text:tab/>}</text:p>
      <text:p text:style-name="P25"><text:tab/><text:tab/>buffer[bp]=c;</text:p>
      <text:p text:style-name="P25"><text:tab/><text:tab/>bp++; </text:p>
      <text:p text:style-name="P25"><text:tab/><text:tab/>if(bp==1)</text:p>
      <text:p text:style-name="P25"><text:tab/><text:tab/>{</text:p>
      <text:p text:style-name="P25"><text:tab/><text:tab/><text:tab/>isd=false;</text:p>
      <text:p text:style-name="P25"><text:tab/><text:tab/>}</text:p>
      <text:p text:style-name="P25"><text:tab/>}</text:p>
      <text:p text:style-name="P25"><text:tab/>else if(isdigit(c))</text:p>
      <text:p text:style-name="P25"><text:tab/>{</text:p>
      <text:p text:style-name="P25"><text:s text:c="16"/></text:p>
      <text:p text:style-name="P25"><text:tab/><text:tab/>buffer[bp]=c;</text:p>
      <text:p text:style-name="P25"><text:tab/><text:tab/>bp++;</text:p>
      <text:p text:style-name="P25"><text:tab/><text:tab/>if(bp==1)</text:p>
      <text:p text:style-name="P25"><text:tab/><text:tab/>{</text:p>
      <text:p text:style-name="P25"><text:tab/><text:tab/><text:tab/>isd=true;</text:p>
      <text:p text:style-name="P25"><text:tab/><text:tab/>}</text:p>
      <text:p text:style-name="P25"><text:tab/>}</text:p>
      <text:p text:style-name="P25"><text:tab/>else if(c=='_')</text:p>
      <text:p text:style-name="P25"><text:tab/>{</text:p>
      <text:p text:style-name="P25"><text:tab/><text:tab/>if(bp!=0)</text:p>
      <text:p text:style-name="P25"><text:tab/><text:tab/>{</text:p>
      <text:p text:style-name="P25"><text:tab/><text:tab/><text:tab/>buffer[bp]=c;</text:p>
      <text:p text:style-name="P25"><text:tab/><text:tab/><text:tab/>bp++;</text:p>
      <text:p text:style-name="P25"><text:tab/><text:tab/>}</text:p>
      <text:p text:style-name="P25"><text:tab/><text:tab/>else</text:p>
      <text:p text:style-name="P25"><text:tab/><text:tab/>{</text:p>
      <text:p text:style-name="P25"><text:tab/><text:tab/><text:tab/>showError(ln,buffer,c,5);</text:p>
      <text:p text:style-name="P25"><text:tab/><text:tab/>}</text:p>
      <text:p text:style-name="P25"><text:tab/>}</text:p>
      <text:p text:style-name="P25"><text:tab/>else if(c=='&lt;'||c=='&gt;'||c=='='||c=='!'){</text:p>
      <text:p text:style-name="P25"><text:tab/></text:p>
      <text:p text:style-name="P25"><text:tab/><text:tab/>fprintf(symtab,"%c",c); </text:p>
      <text:p text:style-name="P25"><text:tab/><text:tab/>char c2=fgetc(fp);</text:p>
      <text:p text:style-name="P25"><text:tab/><text:tab/>if(c2!='='&amp;&amp;c=='!')</text:p>
      <text:p text:style-name="P25"><text:tab/><text:tab/>{</text:p>
      <text:p text:style-name="P25"><text:tab/><text:tab/><text:tab/>showError(ln,buffer,c,6);</text:p>
      <text:p text:style-name="P25"><text:tab/><text:tab/><text:tab/>c=c2;</text:p>
      <text:p text:style-name="P25"><text:tab/><text:tab/><text:tab/>continue;</text:p>
      <text:p text:style-name="P25"><text:tab/><text:tab/>}</text:p>
      <text:p text:style-name="P25"><text:tab/><text:tab/>else if(c!='=')</text:p>
      <text:p text:style-name="P25"><text:tab/><text:tab/>{</text:p>
      <text:p text:style-name="P25"><text:tab/><text:tab/><text:tab/>c=c2;</text:p>
      <text:p text:style-name="P25"><text:soft-page-break/><text:s/><text:tab/><text:tab/><text:tab/>expecting =true;</text:p>
      <text:p text:style-name="P25"><text:s/><text:tab/><text:tab/><text:tab/>continue;</text:p>
      <text:p text:style-name="P25"><text:tab/><text:tab/>}</text:p>
      <text:p text:style-name="P25"><text:tab/><text:tab/>else </text:p>
      <text:p text:style-name="P25"><text:tab/><text:tab/>{</text:p>
      <text:p text:style-name="P25"><text:tab/><text:tab/><text:tab/>c=c2;</text:p>
      <text:p text:style-name="P25"><text:s/><text:tab/><text:tab/><text:tab/>idtop=0;</text:p>
      <text:p text:style-name="P25"><text:s/><text:tab/><text:tab/><text:tab/></text:p>
      <text:p text:style-name="P25"><text:s/><text:tab/><text:tab/><text:tab/>strcpy(idf2,idf);</text:p>
      <text:p text:style-name="P25"><text:s/><text:tab/><text:tab/><text:tab/>expecting=true;</text:p>
      <text:p text:style-name="P25"><text:s/><text:tab/><text:tab/><text:tab/>continue;</text:p>
      <text:p text:style-name="P25"><text:tab/><text:tab/>}</text:p>
      <text:p text:style-name="P25"><text:tab/>}</text:p>
      <text:p text:style-name="P25"><text:tab/>else if(c==';'||c==',')</text:p>
      <text:p text:style-name="P25"><text:tab/>{</text:p>
      <text:p text:style-name="P25"><text:tab/><text:tab/>if(expecting)</text:p>
      <text:p text:style-name="P25"><text:tab/><text:tab/>{</text:p>
      <text:p text:style-name="P25"><text:tab/><text:tab/>while(idtop&gt;1)</text:p>
      <text:p text:style-name="P25"><text:tab/><text:tab/>{</text:p>
      <text:p text:style-name="P25"><text:tab/><text:tab/> <text:tab/></text:p>
      <text:p text:style-name="P25"><text:tab/><text:tab/><text:tab/><text:tab/>idtop--;</text:p>
      <text:p text:style-name="P25"><text:tab/><text:tab/><text:tab/><text:tab/>char operand[30];</text:p>
      <text:p text:style-name="P25"><text:tab/><text:tab/><text:tab/><text:tab/></text:p>
      <text:p text:style-name="P25"><text:tab/><text:tab/><text:tab/><text:tab/>strcpy(operand,idstack[idtop]);</text:p>
      <text:p text:style-name="P25"><text:tab/><text:tab/><text:tab/><text:tab/></text:p>
      <text:p text:style-name="P25"><text:tab/><text:tab/><text:tab/><text:tab/>float op1=0,op2=0;</text:p>
      <text:p text:style-name="P25"><text:tab/><text:tab/><text:tab/><text:tab/>if(isdigit(operand[0]))</text:p>
      <text:p text:style-name="P25"><text:tab/><text:tab/><text:tab/><text:tab/>{</text:p>
      <text:p text:style-name="P25"><text:tab/><text:tab/><text:tab/><text:tab/><text:tab/>op1=atoi(operand);</text:p>
      <text:p text:style-name="P25"><text:tab/><text:tab/><text:tab/><text:tab/>}</text:p>
      <text:p text:style-name="P25"><text:tab/><text:tab/><text:tab/><text:tab/>else</text:p>
      <text:p text:style-name="P25"><text:tab/><text:tab/><text:tab/><text:tab/>{</text:p>
      <text:p text:style-name="P25"><text:tab/><text:tab/><text:tab/><text:tab/><text:tab/>int i=0;</text:p>
      <text:p text:style-name="P25"><text:tab/><text:tab/><text:tab/><text:tab/><text:tab/>for(i=0;i&lt;symbc;i++)</text:p>
      <text:p text:style-name="P25"><text:tab/><text:tab/><text:tab/><text:tab/><text:tab/>{</text:p>
      <text:p text:style-name="P25"><text:tab/><text:tab/><text:tab/><text:tab/><text:tab/><text:tab/>if(strcmp(symbols[i][0],operand)==0)</text:p>
      <text:p text:style-name="P25"><text:tab/><text:tab/><text:tab/><text:tab/><text:tab/><text:tab/>{</text:p>
      <text:p text:style-name="P25"><text:tab/><text:tab/><text:tab/><text:tab/><text:tab/><text:tab/><text:tab/>if(strcmp(symbols[i][1],"-")==0)</text:p>
      <text:p text:style-name="P25"><text:tab/><text:tab/><text:tab/><text:tab/><text:tab/><text:tab/><text:tab/><text:tab/>op1=0;</text:p>
      <text:p text:style-name="P25"><text:tab/><text:tab/><text:tab/><text:tab/><text:tab/><text:tab/><text:tab/>else</text:p>
      <text:p text:style-name="P25"><text:tab/><text:tab/><text:tab/><text:tab/><text:tab/><text:tab/><text:tab/><text:tab/>op1=atof(symbols[i][1]);</text:p>
      <text:p text:style-name="P25"><text:tab/><text:tab/><text:tab/><text:tab/><text:tab/><text:tab/><text:tab/>break;</text:p>
      <text:p text:style-name="P25"><text:tab/><text:tab/><text:tab/><text:tab/><text:tab/><text:tab/>}</text:p>
      <text:p text:style-name="P25"><text:tab/><text:tab/><text:tab/><text:tab/><text:tab/>}</text:p>
      <text:p text:style-name="P25"><text:tab/><text:tab/><text:tab/><text:tab/><text:tab/>if(i==symbc)</text:p>
      <text:p text:style-name="P25"><text:tab/><text:tab/><text:tab/><text:tab/><text:tab/>{</text:p>
      <text:p text:style-name="P25"><text:tab/><text:tab/><text:tab/><text:tab/><text:tab/><text:tab/>showError(ln,buffer,c,7);</text:p>
      <text:p text:style-name="P25"><text:tab/><text:tab/><text:tab/><text:tab/><text:tab/>}</text:p>
      <text:p text:style-name="P25"><text:tab/><text:tab/><text:tab/><text:tab/>}</text:p>
      <text:p text:style-name="P25"><text:tab/><text:tab/><text:tab/><text:tab/>idtop--;</text:p>
      <text:p text:style-name="P25"><text:tab/><text:tab/><text:tab/><text:tab/>strcpy(operand,idstack[idtop]);</text:p>
      <text:p text:style-name="P25"><text:tab/><text:tab/><text:tab/><text:tab/></text:p>
      <text:p text:style-name="P25"><text:soft-page-break/><text:tab/><text:tab/><text:tab/><text:tab/>if(isdigit(operand[0]))</text:p>
      <text:p text:style-name="P25"><text:tab/><text:tab/><text:tab/><text:tab/>{</text:p>
      <text:p text:style-name="P25"><text:tab/><text:tab/><text:tab/><text:tab/><text:tab/>op2=atoi(operand);</text:p>
      <text:p text:style-name="P25"><text:tab/><text:tab/><text:tab/><text:tab/>}</text:p>
      <text:p text:style-name="P25"><text:tab/><text:tab/><text:tab/><text:tab/>else</text:p>
      <text:p text:style-name="P25"><text:tab/><text:tab/><text:tab/><text:tab/>{</text:p>
      <text:p text:style-name="P25"><text:tab/><text:tab/><text:tab/><text:tab/><text:tab/>int i=0;</text:p>
      <text:p text:style-name="P25"><text:tab/><text:tab/><text:tab/><text:tab/><text:tab/>for(i=0;i&lt;symbc;i++)</text:p>
      <text:p text:style-name="P25"><text:tab/><text:tab/><text:tab/><text:tab/><text:tab/>{</text:p>
      <text:p text:style-name="P25"><text:tab/><text:tab/><text:tab/><text:tab/><text:tab/><text:tab/>if(strcmp(symbols[i][0],operand)==0)</text:p>
      <text:p text:style-name="P25"><text:tab/><text:tab/><text:tab/><text:tab/><text:tab/><text:tab/>{<text:tab/>if(strcmp(symbols[i][1],"-")==0)</text:p>
      <text:p text:style-name="P25"><text:tab/><text:tab/><text:tab/><text:tab/><text:tab/><text:tab/><text:tab/><text:tab/>op1=0;</text:p>
      <text:p text:style-name="P25"><text:tab/><text:tab/><text:tab/><text:tab/><text:tab/><text:tab/><text:tab/>else</text:p>
      <text:p text:style-name="P25"><text:tab/><text:tab/><text:tab/><text:tab/><text:tab/><text:tab/><text:tab/>op2=atof(symbols[i][1]);</text:p>
      <text:p text:style-name="P25"><text:tab/><text:tab/><text:tab/><text:tab/><text:tab/><text:tab/><text:tab/>break;</text:p>
      <text:p text:style-name="P25"><text:tab/><text:tab/><text:tab/><text:tab/><text:tab/><text:tab/>}</text:p>
      <text:p text:style-name="P25"><text:tab/><text:tab/><text:tab/><text:tab/><text:tab/>}</text:p>
      <text:p text:style-name="P25"><text:tab/><text:tab/><text:tab/><text:tab/><text:tab/>if(i==symbc)</text:p>
      <text:p text:style-name="P25"><text:tab/><text:tab/><text:tab/><text:tab/><text:tab/>{</text:p>
      <text:p text:style-name="P25"><text:tab/><text:tab/><text:tab/><text:tab/><text:tab/><text:tab/>showError(ln,buffer,c,8);</text:p>
      <text:p text:style-name="P25"><text:tab/><text:tab/><text:tab/><text:tab/><text:tab/>}</text:p>
      <text:p text:style-name="P25"><text:tab/><text:tab/><text:tab/><text:tab/>}</text:p>
      <text:p text:style-name="P25"><text:tab/><text:tab/><text:tab/><text:tab/>float ans=0;</text:p>
      <text:p text:style-name="P25"><text:tab/><text:tab/><text:tab/><text:tab/>if(opstack[optop-1]=='*')</text:p>
      <text:p text:style-name="P25"><text:tab/><text:tab/><text:tab/><text:tab/>{</text:p>
      <text:p text:style-name="P25"><text:tab/><text:tab/><text:tab/><text:tab/><text:tab/>ans=op1*op2;</text:p>
      <text:p text:style-name="P25"><text:tab/><text:tab/><text:tab/><text:tab/>}</text:p>
      <text:p text:style-name="P25"><text:tab/><text:tab/><text:tab/><text:tab/>else if(opstack[optop-1]=='/')</text:p>
      <text:p text:style-name="P25"><text:tab/><text:tab/><text:tab/><text:tab/>{</text:p>
      <text:p text:style-name="P25"><text:tab/><text:tab/><text:tab/><text:tab/><text:tab/>ans=op2/op1;</text:p>
      <text:p text:style-name="P25"><text:tab/><text:tab/><text:tab/><text:tab/>}</text:p>
      <text:p text:style-name="P25"><text:tab/><text:tab/><text:tab/><text:tab/>else if(opstack[optop-1]=='+')</text:p>
      <text:p text:style-name="P25"><text:tab/><text:tab/><text:tab/><text:tab/>{</text:p>
      <text:p text:style-name="P25"><text:tab/><text:tab/><text:tab/><text:tab/><text:tab/>ans=op1+op2;</text:p>
      <text:p text:style-name="P25"><text:tab/><text:tab/><text:tab/><text:tab/>}</text:p>
      <text:p text:style-name="P25"><text:tab/><text:tab/><text:tab/><text:tab/>else if(opstack[optop-1]=='-')</text:p>
      <text:p text:style-name="P25"><text:tab/><text:tab/><text:tab/><text:tab/>{</text:p>
      <text:p text:style-name="P25"><text:tab/><text:tab/><text:tab/><text:tab/><text:tab/>ans=op2-op1;</text:p>
      <text:p text:style-name="P25"><text:tab/><text:tab/><text:tab/><text:tab/>}</text:p>
      <text:p text:style-name="P25"><text:tab/><text:tab/><text:tab/><text:tab/>fp2=fopen("con.txt","w");</text:p>
      <text:p text:style-name="P25"><text:tab/><text:tab/><text:tab/><text:tab/>fprintf(fp2,"%f",ans);</text:p>
      <text:p text:style-name="P25"><text:tab/><text:tab/><text:tab/><text:tab/>fclose(fp2);</text:p>
      <text:p text:style-name="P25"><text:tab/><text:tab/><text:tab/><text:tab/>fp3 = fopen( "con.txt","r");</text:p>
      <text:p text:style-name="P25"><text:tab/><text:tab/><text:tab/><text:tab/>fgets(buf,30,fp3);</text:p>
      <text:p text:style-name="P25"><text:tab/><text:tab/><text:tab/><text:tab/>fclose(fp3);</text:p>
      <text:p text:style-name="P25"><text:tab/><text:tab/><text:tab/><text:tab/></text:p>
      <text:p text:style-name="P25"><text:tab/><text:tab/><text:tab/><text:tab/>strcpy(idstack[idtop],buf) ;</text:p>
      <text:p text:style-name="P25"><text:tab/><text:tab/><text:tab/><text:tab/>idtop++;</text:p>
      <text:p text:style-name="P25"><text:tab/><text:tab/><text:tab/><text:tab/>optop--;</text:p>
      <text:p text:style-name="P25"><text:tab/><text:tab/>}</text:p>
      <text:p text:style-name="P25"><text:tab/><text:tab/>int targetInd=symbc;</text:p>
      <text:p text:style-name="P25"><text:tab/><text:tab/>if(!defining)</text:p>
      <text:p text:style-name="P25"><text:soft-page-break/><text:tab/><text:tab/>{</text:p>
      <text:p text:style-name="P25"><text:tab/><text:tab/>int j=0;</text:p>
      <text:p text:style-name="P25"><text:tab/><text:tab/><text:tab/>for(j=0;j&lt;symbc;j++)</text:p>
      <text:p text:style-name="P25"><text:tab/><text:tab/><text:tab/><text:tab/><text:tab/>{</text:p>
      <text:p text:style-name="P25"><text:tab/><text:tab/><text:tab/><text:tab/><text:tab/>if(strcmp(symbols[j][0],idf2)==0)</text:p>
      <text:p text:style-name="P25"><text:tab/><text:tab/><text:tab/><text:tab/><text:tab/>{</text:p>
      <text:p text:style-name="P25"><text:tab/><text:tab/><text:tab/><text:tab/><text:tab/>targetInd=j;</text:p>
      <text:p text:style-name="P25"><text:tab/><text:tab/><text:tab/><text:tab/><text:tab/>break;</text:p>
      <text:p text:style-name="P25"><text:tab/><text:tab/><text:tab/><text:tab/><text:tab/>}</text:p>
      <text:p text:style-name="P25"><text:tab/><text:tab/><text:tab/><text:tab/><text:tab/>}</text:p>
      <text:p text:style-name="P25"><text:tab/><text:tab/>}</text:p>
      <text:p text:style-name="P25"><text:tab/><text:tab/>strcpy(symbols[targetInd][0],idf2);</text:p>
      <text:p text:style-name="P25"><text:tab/><text:tab/>if(isalpha(idstack[0][0]))</text:p>
      <text:p text:style-name="P25"><text:tab/><text:tab/>{</text:p>
      <text:p text:style-name="P25"><text:tab/><text:tab/><text:tab/></text:p>
      <text:p text:style-name="P25"><text:tab/><text:tab/></text:p>
      <text:p text:style-name="P25"><text:tab/><text:tab/><text:tab/>int i=0;</text:p>
      <text:p text:style-name="P25"><text:tab/><text:tab/><text:tab/><text:tab/><text:tab/>if(strcmp(symbols[targetInd][0],idf2)==0)</text:p>
      <text:p text:style-name="P25"><text:tab/><text:tab/><text:tab/><text:tab/><text:tab/>{</text:p>
      <text:p text:style-name="P25"><text:tab/><text:tab/><text:tab/><text:tab/><text:tab/>for(i=0;i&lt;symbc;i++)</text:p>
      <text:p text:style-name="P25"><text:tab/><text:tab/><text:tab/><text:tab/><text:tab/>{</text:p>
      <text:p text:style-name="P25"><text:tab/><text:tab/><text:tab/><text:tab/><text:tab/></text:p>
      <text:p text:style-name="P25"><text:tab/><text:tab/><text:tab/><text:tab/><text:tab/><text:tab/></text:p>
      <text:p text:style-name="P25"><text:tab/><text:tab/><text:tab/><text:tab/><text:tab/><text:tab/>if(strcmp(symbols[i][0],idstack[0])==0)</text:p>
      <text:p text:style-name="P25"><text:tab/><text:tab/><text:tab/><text:tab/><text:tab/><text:tab/>{</text:p>
      <text:p text:style-name="P25"><text:tab/><text:tab/><text:tab/><text:tab/><text:tab/><text:tab/><text:tab/></text:p>
      <text:p text:style-name="P25"><text:tab/><text:tab/><text:tab/><text:tab/><text:tab/><text:tab/><text:tab/>strcpy(symbols[targetInd][1],symbols[i][1]);</text:p>
      <text:p text:style-name="P25"><text:tab/><text:tab/><text:tab/><text:tab/><text:tab/><text:tab/><text:tab/>break;</text:p>
      <text:p text:style-name="P25"><text:tab/><text:tab/><text:tab/><text:tab/><text:tab/><text:tab/>}</text:p>
      <text:p text:style-name="P25"><text:tab/><text:tab/><text:tab/><text:tab/><text:tab/><text:tab/></text:p>
      <text:p text:style-name="P25"><text:tab/><text:tab/><text:tab/><text:tab/><text:tab/>}</text:p>
      <text:p text:style-name="P25"><text:tab/><text:tab/><text:tab/><text:tab/><text:tab/>if(i==symbc)</text:p>
      <text:p text:style-name="P25"><text:tab/><text:tab/><text:tab/><text:tab/><text:tab/>{</text:p>
      <text:p text:style-name="P25"><text:tab/><text:tab/><text:tab/><text:tab/><text:tab/><text:tab/>showError(ln,buffer,c,12);</text:p>
      <text:p text:style-name="P25"><text:tab/><text:tab/><text:tab/><text:tab/><text:tab/>}</text:p>
      <text:p text:style-name="P25"><text:tab/><text:tab/><text:tab/><text:tab/><text:tab/>}</text:p>
      <text:p text:style-name="P25"><text:tab/><text:tab/><text:tab/><text:tab/><text:tab/></text:p>
      <text:p text:style-name="P25"><text:tab/><text:tab/><text:tab/><text:tab/><text:tab/></text:p>
      <text:p text:style-name="P25"><text:tab/><text:tab/>}</text:p>
      <text:p text:style-name="P25"><text:tab/><text:tab/>else</text:p>
      <text:p text:style-name="P25"><text:tab/><text:tab/>{</text:p>
      <text:p text:style-name="P25"><text:tab/><text:tab/><text:tab/>int j=0;</text:p>
      <text:p text:style-name="P25"><text:tab/><text:tab/><text:tab/></text:p>
      <text:p text:style-name="P25"><text:tab/><text:tab/><text:tab/>strcpy(symbols[targetInd][1],idstack[0]);</text:p>
      <text:p text:style-name="P25"><text:tab/><text:tab/><text:tab/><text:tab/><text:tab/></text:p>
      <text:p text:style-name="P25"><text:tab/><text:tab/><text:tab/><text:tab/><text:tab/><text:tab/><text:tab/></text:p>
      <text:p text:style-name="P25"><text:tab/><text:tab/>}</text:p>
      <text:p text:style-name="P25"><text:tab/><text:tab/></text:p>
      <text:p text:style-name="P25"><text:tab/><text:tab/></text:p>
      <text:p text:style-name="P25"><text:tab/><text:tab/>if(defining)</text:p>
      <text:p text:style-name="P25"><text:tab/><text:tab/>{symbc++;</text:p>
      <text:p text:style-name="P25"><text:tab/><text:tab/>}</text:p>
      <text:p text:style-name="P25"><text:soft-page-break/><text:tab/><text:tab/></text:p>
      <text:p text:style-name="P25"><text:tab/><text:tab/>if(c==';')</text:p>
      <text:p text:style-name="P25"><text:tab/><text:tab/>defining=false;</text:p>
      <text:p text:style-name="P25"><text:tab/><text:tab/></text:p>
      <text:p text:style-name="P25"><text:tab/><text:tab/>fprintf(symtab,"%s",symbols[targetInd][1]);</text:p>
      <text:p text:style-name="P25"><text:tab/><text:tab/>}</text:p>
      <text:p text:style-name="P25"><text:tab/><text:tab/>else if(defining)</text:p>
      <text:p text:style-name="P25"><text:tab/><text:tab/>{</text:p>
      <text:p text:style-name="P25"><text:tab/><text:tab/>strcpy(symbols[symbc][0],idf);</text:p>
      <text:p text:style-name="P25"><text:tab/><text:tab/>strcpy(symbols[symbc][1],"0");</text:p>
      <text:p text:style-name="P25"><text:tab/><text:tab/>symbc++;</text:p>
      <text:p text:style-name="P25"><text:tab/><text:tab/>if(c==';')</text:p>
      <text:p text:style-name="P25"><text:tab/><text:tab/>defining=false;</text:p>
      <text:p text:style-name="P25"><text:tab/><text:tab/>}</text:p>
      <text:p text:style-name="P25"><text:tab/><text:tab/>expecting=false;</text:p>
      <text:p text:style-name="P25"><text:tab/><text:tab/></text:p>
      <text:p text:style-name="P25"><text:tab/><text:tab/>fprintf(symtab,"%c",c); </text:p>
      <text:p text:style-name="P25"><text:tab/>}</text:p>
      <text:p text:style-name="P25"><text:tab/>else if(c=='{'||c=='}'||c=='('||c==')'||c=='['||c==']')</text:p>
      <text:p text:style-name="P25"><text:tab/>{</text:p>
      <text:p text:style-name="P25"><text:tab/><text:tab/>fprintf(symtab,"%c",c); </text:p>
      <text:p text:style-name="P25"><text:tab/>}</text:p>
      <text:p text:style-name="P25"><text:tab/>else if(c=='\n')</text:p>
      <text:p text:style-name="P25"><text:tab/>{</text:p>
      <text:p text:style-name="P25"><text:tab/><text:tab/>fprintf(symtab,"%c",c); </text:p>
      <text:p text:style-name="P25"><text:tab/>}</text:p>
      <text:p text:style-name="P25"><text:tab/></text:p>
      <text:p text:style-name="P25"><text:tab/>else if(c!=' '&amp;&amp;c!='\t')</text:p>
      <text:p text:style-name="P25"/>
      <text:p text:style-name="P25"><text:tab/>{</text:p>
      <text:p text:style-name="P25"><text:tab/><text:tab/>showError(ln,buffer,c,10);</text:p>
      <text:p text:style-name="P25"><text:tab/>}</text:p>
      <text:p text:style-name="P25"><text:tab/>else</text:p>
      <text:p text:style-name="P25"><text:tab/>{</text:p>
      <text:p text:style-name="P25"><text:tab/></text:p>
      <text:p text:style-name="P25"><text:tab/><text:tab/>fprintf(symtab,"%c",c); </text:p>
      <text:p text:style-name="P25"><text:tab/>}</text:p>
      <text:p text:style-name="P25"><text:tab/>c=fgetc(fp);</text:p>
      <text:p text:style-name="P25">}</text:p>
      <text:p text:style-name="P25"/>
      <text:p text:style-name="P25">fclose(symtab);</text:p>
      <text:p text:style-name="P25">fclose(fp);</text:p>
      <text:p text:style-name="P25">return 0;</text:p>
      <text:p text:style-name="P25">}</text:p>
      <text:p text:style-name="P25"/>
      <text:p text:style-name="P25"/>
      <text:p text:style-name="P60">INPUT.TXT</text:p>
      <text:p text:style-name="P60"/>
      <text:p text:style-name="P31">float pi=20/5;</text:p>
      <text:p text:style-name="P31">void main()</text:p>
      <text:p text:style-name="P31">{</text:p>
      <text:p text:style-name="P31"><text:tab/>float c;</text:p>
      <text:p text:style-name="P31"><text:soft-page-break/><text:tab/>c=2*pi;</text:p>
      <text:p text:style-name="P31">}</text:p>
      <text:p text:style-name="P31"/>
      <text:p text:style-name="P60">CONS.TXT</text:p>
      <text:p text:style-name="P60"/>
      <text:p text:style-name="P31">8.000000</text:p>
      <text:p text:style-name="P31"/>
      <text:p text:style-name="P60">RESULT.TXT</text:p>
      <text:p text:style-name="P60"/>
      <text:p text:style-name="P31">float pi=4.000000;</text:p>
      <text:p text:style-name="P31">void main()</text:p>
      <text:p text:style-name="P31">{</text:p>
      <text:p text:style-name="P31"><text:tab/>float c;</text:p>
      <text:p text:style-name="P31"><text:tab/>c=8.000000;</text:p>
      <text:p text:style-name="P31">}</text:p>
      <text:p text:style-name="P31"/>
      <text:p text:style-name="P60"/>
      <text:p text:style-name="P6">EXPERIMENT NO 7</text:p>
      <text:p text:style-name="P11">CODE OPTIMIZATION</text:p>
      <text:p text:style-name="P6"/>
      <text:p text:style-name="P21"/>
      <text:p text:style-name="P40"/>
      <text:p text:style-name="P47">NAME: K P <text:s/>ASHIL</text:p>
      <text:p text:style-name="P47">CLASS: S 7 CSE</text:p>
      <text:p text:style-name="P47">ROLL NO: 29</text:p>
      <text:p text:style-name="P55">DATE: 1<text:span text:style-name="T3">1/</text:span><text:span text:style-name="T10">09</text:span>/2024</text:p>
      <text:p text:style-name="P47"/>
      <text:p text:style-name="P47">CODE:</text:p>
      <text:p text:style-name="P47"/>
      <text:p text:style-name="P25">#include &lt;stdio.h&gt;</text:p>
      <text:p text:style-name="P25">#include &lt;string.h&gt;</text:p>
      <text:p text:style-name="P25"/>
      <text:p text:style-name="P25">#define MAX_QUADS 100</text:p>
      <text:p text:style-name="P25"/>
      <text:p text:style-name="P25">// Define structure to hold quadruples</text:p>
      <text:p text:style-name="P25">typedef struct {</text:p>
      <text:p text:style-name="P25"><text:s text:c="4"/>char op[3]; <text:s/>// Operator</text:p>
      <text:p text:style-name="P25"><text:s text:c="4"/>char o1[5]; <text:s/>// Operand 1</text:p>
      <text:p text:style-name="P25"><text:s text:c="4"/>char o2[5]; <text:s/>// Operand 2</text:p>
      <text:p text:style-name="P25"><text:s text:c="4"/>char res[5]; // Result</text:p>
      <text:p text:style-name="P25">} Quadruple;</text:p>
      <text:p text:style-name="P25"/>
      <text:p text:style-name="P25">// Function to check if a common subexpression exists</text:p>
      <text:p text:style-name="P25">int is_common_subexpression(Quadruple q[], int index, char res[]) {</text:p>
      <text:p text:style-name="P25"><text:s text:c="4"/>for (int i = 0; i &lt; index; i++) {</text:p>
      <text:p text:style-name="P25"><text:s text:c="8"/>// Check if the current operation and operands match any previous quadruple</text:p>
      <text:p text:style-name="P25"><text:s text:c="8"/>if (strcmp(q[i].op, q[index].op) == 0 &amp;&amp; strcmp(q[i].o1, q[index].o1) == 0 &amp;&amp; strcmp(q[i].o2, q[index].o2) == 0) {</text:p>
      <text:p text:style-name="P25"><text:s text:c="12"/>strcpy(res, q[i].res); <text:s/>// Copy the result of the common subexpression</text:p>
      <text:p text:style-name="P25"><text:soft-page-break/><text:s text:c="12"/>return 1; <text:s/>// Found a common subexpression</text:p>
      <text:p text:style-name="P25"><text:s text:c="8"/>}</text:p>
      <text:p text:style-name="P25"><text:s text:c="4"/>}</text:p>
      <text:p text:style-name="P25"><text:s text:c="4"/>return 0; <text:s/>// No common subexpression found</text:p>
      <text:p text:style-name="P25">}</text:p>
      <text:p text:style-name="P25"/>
      <text:p text:style-name="P25">// Function to replace all occurrences of a redundant result in subsequent quadruples</text:p>
      <text:p text:style-name="P25">void replace_redundant_result(Quadruple q[], int n, const char *old_res, const char *new_res) {</text:p>
      <text:p text:style-name="P25"><text:s text:c="4"/>for (int i = 0; i &lt; n; i++) {</text:p>
      <text:p text:style-name="P25"><text:s text:c="8"/>if (strcmp(q[i].o1, old_res) == 0) {</text:p>
      <text:p text:style-name="P25"><text:s text:c="12"/>strcpy(q[i].o1, new_res); <text:s/>// Replace operand1</text:p>
      <text:p text:style-name="P25"><text:s text:c="8"/>}</text:p>
      <text:p text:style-name="P25"><text:s text:c="8"/>if (strcmp(q[i].o2, old_res) == 0) {</text:p>
      <text:p text:style-name="P25"><text:s text:c="12"/>strcpy(q[i].o2, new_res); <text:s/>// Replace operand2</text:p>
      <text:p text:style-name="P25"><text:s text:c="8"/>}</text:p>
      <text:p text:style-name="P25"><text:s text:c="4"/>}</text:p>
      <text:p text:style-name="P25">}</text:p>
      <text:p text:style-name="P25"/>
      <text:p text:style-name="P25">int main() {</text:p>
      <text:p text:style-name="P25"><text:s text:c="4"/>FILE *inputFile, *outputFile;</text:p>
      <text:p text:style-name="P25"/>
      <text:p text:style-name="P25"><text:s text:c="4"/>// Open input file for reading</text:p>
      <text:p text:style-name="P25"><text:s text:c="4"/>inputFile = fopen("quadraple.txt", "r");</text:p>
      <text:p text:style-name="P25"><text:s text:c="4"/>if (inputFile == NULL) {</text:p>
      <text:p text:style-name="P25"><text:s text:c="8"/>printf("Error opening input file!\n");</text:p>
      <text:p text:style-name="P25"><text:s text:c="8"/>return 1;</text:p>
      <text:p text:style-name="P25"><text:s text:c="4"/>}</text:p>
      <text:p text:style-name="P25"/>
      <text:p text:style-name="P25"><text:s text:c="4"/>// Open output file for writing</text:p>
      <text:p text:style-name="P25"><text:s text:c="4"/>outputFile = fopen("output.txt", "w");</text:p>
      <text:p text:style-name="P25"><text:s text:c="4"/>if (outputFile == NULL) {</text:p>
      <text:p text:style-name="P25"><text:s text:c="8"/>printf("Error opening output file!\n");</text:p>
      <text:p text:style-name="P25"><text:s text:c="8"/>fclose(inputFile);</text:p>
      <text:p text:style-name="P25"><text:s text:c="8"/>return 1;</text:p>
      <text:p text:style-name="P25"><text:s text:c="4"/>}</text:p>
      <text:p text:style-name="P25"/>
      <text:p text:style-name="P25"><text:s text:c="4"/>Quadruple q[MAX_QUADS];</text:p>
      <text:p text:style-name="P25"><text:s text:c="4"/>int n = 0;</text:p>
      <text:p text:style-name="P25"/>
      <text:p text:style-name="P25"><text:s text:c="4"/>// Read the quadruples from the input file</text:p>
      <text:p text:style-name="P25"><text:s text:c="4"/>char header[100];</text:p>
      <text:p text:style-name="P25"><text:s text:c="4"/>fgets(header, sizeof(header), inputFile); <text:s/>// Read and skip the first line (header)</text:p>
      <text:p text:style-name="P25"/>
      <text:p text:style-name="P25"><text:s text:c="4"/>// Reading the quadruple tuples from the file</text:p>
      <text:p text:style-name="P25"><text:s text:c="4"/>while (fscanf(inputFile, "%s %s %s %s", q[n].op, q[n].o1, q[n].o2, q[n].res) == 4) {</text:p>
      <text:p text:style-name="P25"><text:s text:c="8"/>n++;</text:p>
      <text:p text:style-name="P25"><text:s text:c="4"/>}</text:p>
      <text:p text:style-name="P25"/>
      <text:p text:style-name="P25"><text:s text:c="4"/>fclose(inputFile);</text:p>
      <text:p text:style-name="P25"/>
      <text:p text:style-name="P25"><text:s text:c="4"/>// Perform common subexpression elimination</text:p>
      <text:p text:style-name="P25"><text:s text:c="4"/>Quadruple result[MAX_QUADS];</text:p>
      <text:p text:style-name="P25"><text:soft-page-break/><text:s text:c="4"/>int result_count = 0;</text:p>
      <text:p text:style-name="P25"/>
      <text:p text:style-name="P25"><text:s text:c="4"/>for (int i = 0; i &lt; n; i++) {</text:p>
      <text:p text:style-name="P25"><text:s text:c="8"/>char common_res[5];</text:p>
      <text:p text:style-name="P25"><text:s text:c="8"/>if (is_common_subexpression(q, i, common_res)) {</text:p>
      <text:p text:style-name="P25"><text:s text:c="12"/>// If a common subexpression is found, replace its result in the quadruples</text:p>
      <text:p text:style-name="P25"><text:s text:c="12"/>replace_redundant_result(q, n, q[i].res, common_res);</text:p>
      <text:p text:style-name="P25"><text:s text:c="8"/>} else {</text:p>
      <text:p text:style-name="P25"><text:s text:c="12"/>// Add the current quadruple to the result array</text:p>
      <text:p text:style-name="P25"><text:s text:c="12"/>result[result_count++] = q[i];</text:p>
      <text:p text:style-name="P25"><text:s text:c="8"/>}</text:p>
      <text:p text:style-name="P25"><text:s text:c="4"/>}</text:p>
      <text:p text:style-name="P25"/>
      <text:p text:style-name="P25"><text:s text:c="4"/>// Write the optimized quadruples to output file (single header)</text:p>
      <text:p text:style-name="P25"><text:s text:c="4"/>fprintf(outputFile, "OP\tO1\tO2\tRES\n"); <text:s/>// Print the header once</text:p>
      <text:p text:style-name="P25"><text:s text:c="4"/>for (int i = 0; i &lt; result_count; i++) {</text:p>
      <text:p text:style-name="P25"><text:s text:c="8"/>fprintf(outputFile, "%s\t%s\t%s\t%s\n", result[i].op, result[i].o1, result[i].o2, result[i].res);</text:p>
      <text:p text:style-name="P25"><text:s text:c="4"/>}</text:p>
      <text:p text:style-name="P25"/>
      <text:p text:style-name="P25"><text:s text:c="4"/>fclose(outputFile);</text:p>
      <text:p text:style-name="P25"/>
      <text:p text:style-name="P25"><text:s text:c="4"/>printf("Common subexpression elimination completed. Optimized output written to 'output.txt'.\n");</text:p>
      <text:p text:style-name="P25"/>
      <text:p text:style-name="P25"><text:s text:c="4"/>return 0;</text:p>
      <text:p text:style-name="P25">}</text:p>
      <text:p text:style-name="P25"/>
      <text:p text:style-name="P32">QUADRUPLE.TXT</text:p>
      <text:p text:style-name="P32"/>
      <text:p text:style-name="P25">Quadruple</text:p>
      <text:p text:style-name="P25">OP<text:tab/>O1<text:tab/>O2<text:tab/>RES</text:p>
      <text:p text:style-name="P25">*<text:tab/>c<text:tab/>d<text:tab/>t1</text:p>
      <text:p text:style-name="P25">*<text:tab/>b<text:tab/>t1<text:tab/>t2</text:p>
      <text:p text:style-name="P25">+<text:tab/>a<text:tab/>t2<text:tab/>t3</text:p>
      <text:p text:style-name="P25">+<text:tab/>t3<text:tab/>e<text:tab/>t4</text:p>
      <text:p text:style-name="P25">*<text:tab/>a<text:tab/>b<text:tab/>t5</text:p>
      <text:p text:style-name="P25">*<text:tab/>c<text:tab/>d<text:tab/>t6</text:p>
      <text:p text:style-name="P25">+<text:tab/>t5<text:tab/>t6<text:tab/>t7</text:p>
      <text:p text:style-name="P25"/>
      <text:p text:style-name="P61">OUTPUT.TXT</text:p>
      <text:p text:style-name="P61"/>
      <text:p text:style-name="P32">OP<text:tab/>O1<text:tab/>O2<text:tab/>RES</text:p>
      <text:p text:style-name="P32">*<text:tab/>c<text:tab/>d<text:tab/>t1</text:p>
      <text:p text:style-name="P32">*<text:tab/>b<text:tab/>t1<text:tab/>t2</text:p>
      <text:p text:style-name="P32">+<text:tab/>a<text:tab/>t2<text:tab/>t3</text:p>
      <text:p text:style-name="P32">+<text:tab/>t3<text:tab/>e<text:tab/>t4</text:p>
      <text:p text:style-name="P32">*<text:tab/>a<text:tab/>b<text:tab/>t5</text:p>
      <text:p text:style-name="P32">+<text:tab/>t5<text:tab/>t1<text:tab/>t7</text:p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7">EXPERIMENT NO <text:span text:style-name="T11">8</text:span></text:p>
      <text:p text:style-name="P12">CODE GENERATION</text:p>
      <text:p text:style-name="P7"/>
      <text:p text:style-name="P22"/>
      <text:p text:style-name="P41"/>
      <text:p text:style-name="P48">NAME: K P <text:s/>ASHIL</text:p>
      <text:p text:style-name="P48">CLASS: S 7 CSE</text:p>
      <text:p text:style-name="P48">ROLL NO: 29</text:p>
      <text:p text:style-name="P56">DATE: 1<text:span text:style-name="T11">8</text:span><text:span text:style-name="T3">/</text:span><text:span text:style-name="T10">09</text:span>/2024</text:p>
      <text:p text:style-name="P48"/>
      <text:p text:style-name="P48">CODE:</text:p>
      <text:p text:style-name="P48"/>
      <text:p text:style-name="P26">#include &lt;stdio.h&gt;</text:p>
      <text:p text:style-name="P26">#include &lt;string.h&gt;</text:p>
      <text:p text:style-name="P26">#include&lt;stdlib.h&gt;</text:p>
      <text:p text:style-name="P26">void main()</text:p>
      <text:p text:style-name="P26">{</text:p>
      <text:p text:style-name="P26"><text:s text:c="4"/>char code[10][30], str[20], opr[10];</text:p>
      <text:p text:style-name="P26"><text:s text:c="4"/>int i = 0,k=0;</text:p>
      <text:p text:style-name="P26"><text:s text:c="4"/>FILE *fp1,*fp2;</text:p>
      <text:p text:style-name="P26"><text:s text:c="4"/>fp1=fopen("input.txt","r");</text:p>
      <text:p text:style-name="P26"><text:s text:c="4"/>printf("file opened\n");</text:p>
      <text:p text:style-name="P26"><text:s text:c="4"/>fp2=fopen("result.txt","w");</text:p>
      <text:p text:style-name="P26"><text:s text:c="4"/>char op,fir[10],sec[10],res[10];</text:p>
      <text:p text:style-name="P26"><text:s text:c="4"/>while(!feof(fp1)){</text:p>
      <text:p text:style-name="P26"/>
      <text:p text:style-name="P26"><text:s text:c="4"/><text:tab/>fscanf(fp1,"%c%s%s%s\n",&amp;op,fir,sec,res);</text:p>
      <text:p text:style-name="P26"><text:s text:c="4"/><text:tab/>printf("%c %s %s %s\n",op,fir,sec,res);</text:p>
      <text:p text:style-name="P26"><text:s text:c="4"/></text:p>
      <text:p text:style-name="P26"><text:s text:c="4"/><text:tab/>switch (op){</text:p>
      <text:p text:style-name="P26"><text:tab/><text:tab/>case '+': <text:s text:c="3"/></text:p>
      <text:p text:style-name="P26"><text:tab/><text:tab/> <text:s text:c="3"/><text:tab/>strcpy(opr, "ADD ");</text:p>
      <text:p text:style-name="P26"><text:tab/><text:tab/> <text:s text:c="3"/><text:tab/>i=0;</text:p>
      <text:p text:style-name="P26"><text:tab/><text:tab/> <text:s text:c="3"/><text:tab/>break;</text:p>
      <text:p text:style-name="P26"><text:tab/> <text:s text:c="3"/><text:tab/>case '-':</text:p>
      <text:p text:style-name="P26"><text:tab/><text:tab/><text:tab/>strcpy(opr, "SUB");</text:p>
      <text:p text:style-name="P26"><text:soft-page-break/><text:tab/><text:tab/><text:tab/>i=0;</text:p>
      <text:p text:style-name="P26"><text:tab/><text:tab/><text:tab/>break;</text:p>
      <text:p text:style-name="P26"><text:tab/><text:tab/>case '*':</text:p>
      <text:p text:style-name="P26"><text:tab/><text:tab/><text:tab/>strcpy(opr, "MUL ");</text:p>
      <text:p text:style-name="P26"><text:tab/><text:tab/><text:tab/>i=1;</text:p>
      <text:p text:style-name="P26"><text:tab/><text:tab/><text:tab/>break;</text:p>
      <text:p text:style-name="P26"><text:tab/><text:tab/>case '/' :</text:p>
      <text:p text:style-name="P26"><text:tab/><text:tab/> <text:s text:c="3"/><text:tab/>strcpy(opr, "DIV");</text:p>
      <text:p text:style-name="P26"><text:tab/><text:tab/><text:tab/>i=1;</text:p>
      <text:p text:style-name="P26"><text:tab/><text:tab/><text:tab/>break;</text:p>
      <text:p text:style-name="P26"><text:tab/> <text:s text:c="3"/>}</text:p>
      <text:p text:style-name="P26"><text:tab/> <text:s text:c="3"/>if(strlen(fir)==2)</text:p>
      <text:p text:style-name="P26"><text:s text:c="4"/><text:tab/> <text:s text:c="3"/>{<text:tab/></text:p>
      <text:p text:style-name="P26"><text:s text:c="4"/><text:tab/> <text:s text:c="3"/><text:tab/>if (fir[1]=='1')</text:p>
      <text:p text:style-name="P26"><text:s text:c="4"/><text:tab/> <text:s text:c="3"/><text:tab/><text:tab/>fprintf(fp2,"MOV AX,CH\n");</text:p>
      <text:p text:style-name="P26"><text:s text:c="4"/><text:tab/> <text:s text:c="3"/><text:tab/>else if (fir[1]=='2')</text:p>
      <text:p text:style-name="P26"><text:s text:c="4"/><text:tab/> <text:s text:c="3"/><text:tab/><text:tab/>fprintf(fp2,"MOV BX,CL\n");</text:p>
      <text:p text:style-name="P26"><text:s text:c="4"/><text:tab/> <text:s text:c="3"/><text:tab/>else if (fir[1]=='3')</text:p>
      <text:p text:style-name="P26"><text:s text:c="4"/><text:tab/> <text:s text:c="3"/><text:tab/><text:tab/>fprintf(fp2,"MOV CX,DH\n");</text:p>
      <text:p text:style-name="P26"><text:s text:c="4"/><text:tab/> <text:s text:c="3"/><text:tab/>else if (fir[1]=='4')</text:p>
      <text:p text:style-name="P26"><text:s text:c="4"/><text:tab/> <text:s text:c="3"/><text:tab/><text:tab/>fprintf(fp2,"MOV DX,DL\n");</text:p>
      <text:p text:style-name="P26"><text:s text:c="4"/><text:tab/> <text:s text:c="3"/>}</text:p>
      <text:p text:style-name="P26"><text:s text:c="4"/><text:tab/> <text:s text:c="3"/>else</text:p>
      <text:p text:style-name="P26"><text:s text:c="4"/><text:tab/> <text:s text:c="3"/>fprintf(fp2,"MOV AX,[%s]\n", fir);</text:p>
      <text:p text:style-name="P26"><text:s text:c="4"/><text:tab/> <text:s text:c="3"/>if(strlen(sec)==2)</text:p>
      <text:p text:style-name="P26"><text:s text:c="4"/><text:tab/> <text:s text:c="3"/>{<text:tab/></text:p>
      <text:p text:style-name="P26"><text:s text:c="4"/><text:tab/> <text:s text:c="3"/><text:tab/>if (sec[1]=='1')</text:p>
      <text:p text:style-name="P26"><text:s text:c="4"/><text:tab/> <text:s text:c="3"/><text:tab/><text:tab/>fprintf(fp2,"MOV BX,CH\n");</text:p>
      <text:p text:style-name="P26"><text:s text:c="4"/><text:tab/> <text:s text:c="3"/><text:tab/>else if (sec[1]=='2')</text:p>
      <text:p text:style-name="P26"><text:s text:c="4"/><text:tab/> <text:s text:c="3"/><text:tab/><text:tab/>fprintf(fp2,"MOV BX,CL\n");</text:p>
      <text:p text:style-name="P26"><text:s text:c="4"/><text:tab/> <text:s text:c="3"/><text:tab/>else if (sec[1]=='3')</text:p>
      <text:p text:style-name="P26"><text:s text:c="4"/><text:tab/> <text:s text:c="3"/><text:tab/><text:tab/>fprintf(fp2,"MOV BX,DH\n");</text:p>
      <text:p text:style-name="P26"><text:s text:c="4"/><text:tab/> <text:s text:c="3"/><text:tab/>else if (sec[1]=='4')</text:p>
      <text:p text:style-name="P26"><text:s text:c="4"/><text:tab/> <text:s text:c="3"/><text:tab/><text:tab/>fprintf(fp2,"MOV BX,DL\n");</text:p>
      <text:p text:style-name="P26"><text:s text:c="4"/><text:tab/> <text:s text:c="3"/>}</text:p>
      <text:p text:style-name="P26"><text:s text:c="4"/><text:tab/> <text:s text:c="3"/>else</text:p>
      <text:p text:style-name="P26"><text:s text:c="4"/><text:tab/> <text:s text:c="3"/><text:tab/>fprintf(fp2,"MOV BX,[%s]\n",sec);</text:p>
      <text:p text:style-name="P26"><text:s text:c="4"/><text:tab/> <text:s text:c="3"/>if (i==0)</text:p>
      <text:p text:style-name="P26"><text:tab/> <text:s text:c="3"/>fprintf(fp2,"%sAX,BX\n", opr);</text:p>
      <text:p text:style-name="P26"><text:tab/> <text:s text:c="3"/>else</text:p>
      <text:p text:style-name="P26"><text:tab/> <text:s text:c="3"/>fprintf(fp2,"%s BX\n", opr);</text:p>
      <text:p text:style-name="P26"><text:tab/> <text:s text:c="3"/>if(strlen(res)==2)</text:p>
      <text:p text:style-name="P26"><text:s text:c="4"/><text:tab/> <text:s text:c="3"/>{<text:tab/></text:p>
      <text:p text:style-name="P26"><text:s text:c="4"/><text:tab/> <text:s text:c="3"/><text:tab/>if (res[1]=='1')</text:p>
      <text:p text:style-name="P26"><text:s text:c="4"/><text:tab/> <text:s text:c="3"/><text:tab/><text:tab/>fprintf(fp2,"MOV CH,AX\n");</text:p>
      <text:p text:style-name="P26"><text:s text:c="4"/><text:tab/> <text:s text:c="3"/><text:tab/>else if (res[1]=='2')</text:p>
      <text:p text:style-name="P26"><text:s text:c="4"/><text:tab/> <text:s text:c="3"/><text:tab/><text:tab/>fprintf(fp2,"MOV CL,AX\n");</text:p>
      <text:p text:style-name="P26"><text:s text:c="4"/><text:tab/> <text:s text:c="3"/><text:tab/>else if (res[1]=='3')</text:p>
      <text:p text:style-name="P26"><text:s text:c="4"/><text:tab/> <text:s text:c="3"/><text:tab/><text:tab/>fprintf(fp2,"MOV DH,AX\n");</text:p>
      <text:p text:style-name="P26"><text:s text:c="4"/><text:tab/> <text:s text:c="3"/><text:tab/>else if (res[1]=='4')</text:p>
      <text:p text:style-name="P26"><text:s text:c="4"/><text:tab/> <text:s text:c="3"/><text:tab/><text:tab/>fprintf(fp2,"MOV DL,AX\n");</text:p>
      <text:p text:style-name="P26"><text:s text:c="4"/><text:tab/> <text:s text:c="3"/>}</text:p>
      <text:p text:style-name="P26"><text:soft-page-break/><text:s text:c="4"/><text:tab/> <text:s text:c="3"/></text:p>
      <text:p text:style-name="P26"><text:tab/> <text:s text:c="3"/>k++;</text:p>
      <text:p text:style-name="P26"><text:tab/> <text:s text:c="3"/></text:p>
      <text:p text:style-name="P26"><text:s text:c="4"/>}</text:p>
      <text:p text:style-name="P26">}</text:p>
      <text:p text:style-name="P26"/>
      <text:p text:style-name="P62">INPUT.TXT</text:p>
      <text:p text:style-name="P33"/>
      <text:p text:style-name="P33">+ a b t1</text:p>
      <text:p text:style-name="P33">+ c d t2</text:p>
      <text:p text:style-name="P33">/ t1 t2 t3nc </text:p>
      <text:p text:style-name="P33"/>
      <text:p text:style-name="P62">RESULT.TXT</text:p>
      <text:p text:style-name="P33">MOV AX,[a]</text:p>
      <text:p text:style-name="P33">MOV BX,[b]</text:p>
      <text:p text:style-name="P33">ADD AX,BX</text:p>
      <text:p text:style-name="P33">MOV CH,AX</text:p>
      <text:p text:style-name="P33">MOV AX,[c]</text:p>
      <text:p text:style-name="P33">MOV BX,[d]</text:p>
      <text:p text:style-name="P33">ADD AX,BX</text:p>
      <text:p text:style-name="P33">MOV CL,AX</text:p>
      <text:p text:style-name="P33">MOV AX,CH</text:p>
      <text:p text:style-name="P33">MOV BX,CL</text:p>
      <text:p text:style-name="P33">DIV BX</text:p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11:50:39.487297090</meta:creation-date>
    <dc:date>2024-10-09T11:09:34.868510820</dc:date>
    <meta:editing-duration>PT57M5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36" meta:paragraph-count="1474" meta:word-count="3303" meta:character-count="26550" meta:non-whitespace-character-count="19819"/>
  </office:meta>
</office:document-meta>
</file>